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content.xml" manifest:media-type="text/xml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"/>
  <manifest:file-entry manifest:full-path="ObjectReplacements/Object 5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127622" loext:opacity="100%" style:font-name="Liberation Mono" fo:font-size="13pt" fo:font-weight="bold" officeooo:rsid="000591d6" officeooo:paragraph-rsid="000591d6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127622" loext:opacity="100%" style:font-name="Liberation Mono" fo:font-size="13pt" fo:font-weight="bold" officeooo:rsid="000fc597" officeooo:paragraph-rsid="000fc597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406206" fo:background-color="#e0ffae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56c492" fo:background-color="#e0ffae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56c492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619bc1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69d12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6fa973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801965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9abe6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8871f2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956a87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127622" loext:opacity="100%" style:text-position="0% 100%" style:font-name="Liberation Mono" fo:font-size="13pt" fo:language="it" fo:country="IT" fo:font-style="italic" fo:font-weight="normal" officeooo:rsid="003aba8f" officeooo:paragraph-rsid="0095cf34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27622" loext:opacity="100%" style:text-position="0% 100%" style:font-name="Liberation Mono" fo:font-size="11pt" fo:language="it" fo:country="IT" fo:font-style="normal" fo:font-weight="normal" officeooo:rsid="003cd6f9" officeooo:paragraph-rsid="005e628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127622" loext:opacity="100%" style:text-position="0% 100%" style:font-name="Liberation Mono" fo:font-size="9pt" fo:language="it" fo:country="IT" fo:font-style="italic" fo:font-weight="bold" officeooo:rsid="0061cd44" officeooo:paragraph-rsid="0061cd44" fo:background-color="transparent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text-properties fo:color="#154800" loext:opacity="100%" style:font-name="Liberation Mono" fo:font-size="11pt" officeooo:rsid="000591d6" officeooo:paragraph-rsid="000591d6" style:font-size-asian="11pt" style:font-size-complex="11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0591d6" officeooo:paragraph-rsid="00c43454" style:font-size-asian="11pt" style:font-size-complex="11pt"/>
    </style:style>
    <style:style style:name="P18" style:family="paragraph" style:parent-style-name="Standard">
      <style:text-properties fo:color="#154800" loext:opacity="100%" style:font-name="Liberation Mono" fo:font-size="11pt" officeooo:rsid="00059b8a" officeooo:paragraph-rsid="00ae7da7" style:font-size-asian="11pt" style:font-size-complex="11pt"/>
    </style:style>
    <style:style style:name="P19" style:family="paragraph" style:parent-style-name="Standard">
      <style:text-properties fo:color="#154800" loext:opacity="100%" style:font-name="Liberation Mono" fo:font-size="11pt" officeooo:rsid="000be037" officeooo:paragraph-rsid="000be037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color="#154800" loext:opacity="100%" style:font-name="Liberation Mono" fo:font-size="11pt" officeooo:rsid="000e8ed4" officeooo:paragraph-rsid="000e8ed4" style:font-size-asian="11pt" style:font-size-complex="11pt"/>
    </style:style>
    <style:style style:name="P21" style:family="paragraph" style:parent-style-name="Standard">
      <style:text-properties fo:color="#154800" loext:opacity="100%" style:font-name="Liberation Mono" fo:font-size="11pt" officeooo:paragraph-rsid="000d66ef" style:font-size-asian="11pt" style:font-size-complex="11pt"/>
    </style:style>
    <style:style style:name="P22" style:family="paragraph" style:parent-style-name="Standard">
      <style:text-properties fo:color="#154800" loext:opacity="100%" style:font-name="Liberation Mono" fo:font-size="11pt" officeooo:rsid="00275bd7" officeooo:paragraph-rsid="002ada5e" style:font-size-asian="11pt" style:font-size-complex="11pt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fo:color="#154800" loext:opacity="100%" style:font-name="Liberation Mono" fo:font-size="11pt" officeooo:rsid="00275bd7" officeooo:paragraph-rsid="002ada5e" style:font-size-asian="11pt" style:font-size-complex="11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275bd7" officeooo:paragraph-rsid="00406206" style:font-size-asian="11pt" style:font-size-complex="11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275bd7" officeooo:paragraph-rsid="004adeb1" style:font-size-asian="11pt" style:font-size-complex="11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font-name="Liberation Mono" fo:font-size="11pt" officeooo:rsid="00275bd7" officeooo:paragraph-rsid="00394b92" style:font-size-asian="11pt" style:font-size-complex="11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275bd7" officeooo:paragraph-rsid="005a1d55" style:font-size-asian="11pt" style:font-size-complex="11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275bd7" officeooo:paragraph-rsid="0069d128" style:font-size-asian="11pt" style:font-size-complex="11pt"/>
    </style:style>
    <style:style style:name="P29" style:family="paragraph" style:parent-style-name="Standard">
      <style:text-properties fo:color="#154800" loext:opacity="100%" style:font-name="Liberation Mono" fo:font-size="11pt" officeooo:paragraph-rsid="002c0b69" style:font-size-asian="11pt" style:font-size-complex="11pt"/>
    </style:style>
    <style:style style:name="P30" style:family="paragraph" style:parent-style-name="Standard">
      <style:text-properties fo:color="#154800" loext:opacity="100%" style:font-name="Liberation Mono" fo:font-size="11pt" officeooo:paragraph-rsid="0032caf0" style:font-size-asian="11pt" style:font-size-complex="11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font-name="Liberation Mono" fo:font-size="11pt" officeooo:paragraph-rsid="0037af95" style:font-size-asian="11pt" style:font-size-complex="11pt"/>
    </style:style>
    <style:style style:name="P3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154800" loext:opacity="100%" style:font-name="Liberation Mono" fo:font-size="11pt" officeooo:paragraph-rsid="0037af95" style:font-size-asian="11pt" style:font-size-complex="11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3cd6f9" officeooo:paragraph-rsid="00406206" style:font-size-asian="11pt" style:font-size-complex="11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3cd6f9" officeooo:paragraph-rsid="0054e318" style:font-size-asian="11pt" style:font-size-complex="11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3cd6f9" officeooo:paragraph-rsid="005a1d55" style:font-size-asian="11pt" style:font-size-complex="11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4adeb1" officeooo:paragraph-rsid="004adeb1" style:font-size-asian="11pt" style:font-size-complex="11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officeooo:rsid="00c6cd0d" officeooo:paragraph-rsid="00c8709a" style:font-size-asian="11pt" style:font-size-complex="11pt"/>
    </style:style>
    <style:style style:name="P38" style:family="paragraph" style:parent-style-name="Standard">
      <style:text-properties fo:color="#154800" loext:opacity="100%" style:font-name="Liberation Mono" fo:font-size="11pt" fo:language="it" fo:country="IT" officeooo:rsid="00275bd7" officeooo:paragraph-rsid="00275bd7" style:font-size-asian="11pt" style:font-size-complex="11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font-name="Liberation Mono" fo:font-size="11pt" fo:language="it" fo:country="IT" officeooo:rsid="0032caf0" officeooo:paragraph-rsid="0032caf0" style:font-size-asian="11pt" style:font-size-complex="11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154800" loext:opacity="100%" style:font-name="Liberation Mono" fo:font-size="11pt" fo:language="it" fo:country="IT" officeooo:rsid="002ada5e" officeooo:paragraph-rsid="002ada5e" style:font-size-asian="11pt" style:font-size-complex="11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font-name="Liberation Mono" fo:font-size="11pt" fo:language="it" fo:country="IT" fo:font-style="normal" officeooo:rsid="0033f176" officeooo:paragraph-rsid="0033f176" fo:background-color="transparent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154800" loext:opacity="100%" style:font-name="Liberation Mono" fo:font-size="11pt" fo:language="it" fo:country="IT" fo:font-style="italic" officeooo:rsid="00489322" officeooo:paragraph-rsid="00489322" fo:background-color="transparent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154800" loext:opacity="100%" style:font-name="Liberation Mono" fo:font-size="11pt" fo:font-style="italic" officeooo:rsid="00489322" officeooo:paragraph-rsid="00489322" fo:background-color="transparent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3cd6f9" officeooo:paragraph-rsid="003cd6f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956a8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8ac11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71454" officeooo:paragraph-rsid="007714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9e541e" officeooo:paragraph-rsid="009e541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9e1b5b" officeooo:paragraph-rsid="009e1b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373ea" officeooo:paragraph-rsid="007373e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373ea" officeooo:paragraph-rsid="0080196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373ea" officeooo:paragraph-rsid="008871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373ea" officeooo:paragraph-rsid="00956a8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373ea" officeooo:paragraph-rsid="0095cf3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3f571" officeooo:paragraph-rsid="0073f57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normal" fo:font-weight="normal" officeooo:rsid="0073f571" officeooo:paragraph-rsid="0083b2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154800" loext:opacity="100%" style:text-position="0% 100%" style:font-name="Liberation Mono" fo:font-size="11pt" fo:language="it" fo:country="IT" fo:font-weight="normal" officeooo:rsid="003cd6f9" officeooo:paragraph-rsid="00406206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en" fo:country="US" fo:font-style="normal" fo:font-weight="normal" officeooo:rsid="009dcfbe" officeooo:paragraph-rsid="009dcfb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285b14" loext:opacity="100%" style:font-name="Liberation Mono" fo:font-size="14pt" fo:font-style="italic" officeooo:rsid="000591d6" officeooo:paragraph-rsid="000591d6" style:font-size-asian="14pt" style:font-style-asian="italic" style:font-size-complex="14pt" style:font-style-complex="italic"/>
    </style:style>
    <style:style style:name="P60" style:family="paragraph" style:parent-style-name="Standard">
      <style:paragraph-properties fo:text-align="center" style:justify-single-word="false"/>
      <style:text-properties fo:color="#285b14" loext:opacity="100%" style:font-name="Liberation Mono" fo:font-size="18pt" fo:font-style="italic" officeooo:rsid="000591d6" officeooo:paragraph-rsid="000591d6" style:font-size-asian="18pt" style:font-style-asian="italic" style:font-size-complex="18pt" style:font-style-complex="italic"/>
    </style:style>
    <style:style style:name="P61" style:family="paragraph" style:parent-style-name="Standard">
      <style:paragraph-properties fo:text-align="center" style:justify-single-word="false"/>
      <style:text-properties fo:color="#285b14" loext:opacity="100%" style:font-name="Liberation Mono" fo:font-size="18pt" fo:font-style="italic" officeooo:rsid="000fc597" officeooo:paragraph-rsid="000fc597" style:font-size-asian="18pt" style:font-style-asian="italic" style:font-size-complex="18pt" style:font-style-complex="italic"/>
    </style:style>
    <style:style style:name="P62" style:family="paragraph" style:parent-style-name="Standard">
      <style:paragraph-properties fo:text-align="center" style:justify-single-word="false"/>
      <style:text-properties fo:color="#285b14" loext:opacity="100%" style:font-name="Liberation Mono" fo:font-size="18pt" fo:language="it" fo:country="IT" fo:font-style="italic" officeooo:rsid="007f612f" officeooo:paragraph-rsid="007f612f" style:font-size-asian="18pt" style:font-style-asian="italic" style:font-size-complex="18pt" style:font-style-complex="italic"/>
    </style:style>
    <style:style style:name="P6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285b14" loext:opacity="100%" style:text-position="0% 100%" style:font-name="Liberation Mono" fo:font-size="18pt" fo:language="it" fo:country="IT" fo:font-style="italic" fo:font-weight="normal" officeooo:rsid="000fc597" officeooo:paragraph-rsid="009bd506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officeooo:rsid="009e1b5b" officeooo:paragraph-rsid="009e1b5b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Mono" fo:font-size="11pt" fo:language="it" fo:country="IT" fo:font-style="italic" fo:font-weight="normal" officeooo:rsid="0037af95" officeooo:paragraph-rsid="0064c2ca" fo:background-color="#e0ffae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37af95" officeooo:paragraph-rsid="005dcc03" fo:background-color="#e0ffae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37af95" officeooo:paragraph-rsid="0069d128" fo:background-color="#e0ffae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275bd7" officeooo:paragraph-rsid="00801965" fo:background-color="#e0ffae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275bd7" officeooo:paragraph-rsid="008871f2" fo:background-color="#e0ffae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275bd7" officeooo:paragraph-rsid="00956a87" fo:background-color="#e0ffae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275bd7" officeooo:paragraph-rsid="0095cf34" fo:background-color="#e0ffae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6c6c72" officeooo:paragraph-rsid="007373ea" fo:background-color="#e0ffae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>
      <style:paragraph-properties fo:margin-left="0.25in" fo:margin-right="0in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3aba8f" officeooo:paragraph-rsid="00406206" fo:background-color="#e0ffae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Standard">
      <style:paragraph-properties fo:margin-left="0.25in" fo:margin-right="0in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3aba8f" officeooo:paragraph-rsid="0054e318" fo:background-color="#e0ffae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Standard">
      <style:paragraph-properties fo:margin-left="0.25in" fo:margin-right="0in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3aba8f" officeooo:paragraph-rsid="0064c2ca" fo:background-color="#e0ffae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000000" loext:opacity="100%" style:font-name="Liberation Mono" fo:font-size="11pt" fo:language="it" fo:country="IT" fo:font-style="italic" officeooo:rsid="0033f176" officeooo:paragraph-rsid="0033f176" fo:background-color="#e0ffae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000000" loext:opacity="100%" style:font-name="Liberation Mono" fo:font-size="11pt" fo:language="it" fo:country="IT" fo:font-style="italic" officeooo:rsid="0032caf0" officeooo:paragraph-rsid="0032caf0" fo:background-color="#e0ffae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color="#000000" loext:opacity="100%" style:font-name="Liberation Mono" fo:font-size="11pt" fo:font-style="italic" officeooo:rsid="000dce78" officeooo:paragraph-rsid="00378a14" fo:background-color="#e0ffae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in" fo:margin-right="0in" fo:text-indent="0in" style:auto-text-indent="false"/>
      <style:text-properties officeooo:paragraph-rsid="005158ba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position="0% 100%" style:font-name="Liberation Mono" fo:font-size="11pt" fo:language="it" fo:country="IT" fo:font-style="normal" fo:font-weight="normal" officeooo:rsid="00275bd7" officeooo:paragraph-rsid="007373e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position="0% 100%" style:font-name="Liberation Mono" fo:font-size="11pt" fo:language="it" fo:country="IT" fo:font-style="normal" fo:font-weight="normal" officeooo:rsid="009e1b5b" officeooo:paragraph-rsid="009e1b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1">
      <style:text-properties officeooo:paragraph-rsid="00c8709a"/>
    </style:style>
    <style:style style:name="P83" style:family="paragraph" style:parent-style-name="Standard" style:list-style-name="L1">
      <style:text-properties officeooo:rsid="00c8709a" officeooo:paragraph-rsid="00c8709a"/>
    </style:style>
    <style:style style:name="P84" style:family="paragraph" style:parent-style-name="Standard">
      <style:text-properties fo:color="#154800" loext:opacity="100%" style:font-name="Liberation Mono" fo:font-size="11pt" officeooo:rsid="00059b8a" officeooo:paragraph-rsid="00cd43f3" style:font-size-asian="11pt" style:font-size-complex="11pt"/>
    </style:style>
    <style:style style:name="P85" style:family="paragraph" style:parent-style-name="Standard" style:list-style-name="L8">
      <style:text-properties fo:color="#154800" loext:opacity="100%" style:font-name="Liberation Mono" fo:font-size="11pt" officeooo:rsid="003cd6f9" officeooo:paragraph-rsid="00619bc1" style:font-size-asian="11pt" style:font-size-complex="11pt"/>
    </style:style>
    <style:style style:name="P86" style:family="paragraph" style:parent-style-name="Standard">
      <style:text-properties fo:color="#154800" loext:opacity="100%" style:font-name="Liberation Mono" fo:font-size="11pt" officeooo:paragraph-rsid="00cd43f3" style:font-size-asian="11pt" style:font-size-complex="11pt"/>
    </style:style>
    <style:style style:name="P87" style:family="paragraph" style:parent-style-name="Standard">
      <style:text-properties fo:color="#154800" loext:opacity="100%" style:font-name="Liberation Mono" fo:font-size="11pt" officeooo:rsid="00cd43f3" officeooo:paragraph-rsid="00cd43f3" style:font-size-asian="11pt" style:font-size-complex="11pt"/>
    </style:style>
    <style:style style:name="P88" style:family="paragraph" style:parent-style-name="Standard">
      <style:text-properties fo:color="#154800" loext:opacity="100%" style:font-name="Liberation Mono" fo:font-size="11pt" officeooo:rsid="00cf9221" officeooo:paragraph-rsid="00cf9221" style:font-size-asian="11pt" style:font-size-complex="11pt"/>
    </style:style>
    <style:style style:name="P89" style:family="paragraph" style:parent-style-name="Standard" style:list-style-name="L6">
      <style:paragraph-properties fo:text-align="start" style:justify-single-word="false"/>
      <style:text-properties fo:color="#154800" loext:opacity="100%" style:font-name="Liberation Mono" fo:font-size="11pt" fo:language="it" fo:country="IT" fo:font-style="normal" officeooo:rsid="0035a260" officeooo:paragraph-rsid="0035a260" fo:background-color="transparent" style:font-size-asian="11pt" style:font-style-asian="normal" style:font-size-complex="11pt" style:font-style-complex="normal"/>
    </style:style>
    <style:style style:name="P90" style:family="paragraph" style:parent-style-name="Standard" style:list-style-name="L7">
      <style:paragraph-properties fo:text-align="start" style:justify-single-word="false"/>
      <style:text-properties fo:color="#154800" loext:opacity="100%" style:font-name="Liberation Mono" fo:font-size="11pt" fo:language="it" fo:country="IT" fo:font-style="normal" officeooo:rsid="0035a260" officeooo:paragraph-rsid="0035a260" fo:background-color="transparent" style:font-size-asian="11pt" style:font-style-asian="normal" style:font-size-complex="11pt" style:font-style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color="#154800" loext:opacity="100%" style:font-name="Liberation Mono" fo:font-size="9pt" fo:language="it" fo:country="IT" fo:font-style="normal" officeooo:rsid="0035a260" officeooo:paragraph-rsid="0035a260" fo:background-color="transparent" style:font-size-asian="9pt" style:font-style-asian="normal" style:font-size-complex="9pt" style:font-style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fo:color="#154800" loext:opacity="100%" style:font-name="Liberation Mono" fo:font-size="9pt" fo:language="it" fo:country="IT" fo:font-style="normal" officeooo:rsid="0035a260" officeooo:paragraph-rsid="0035a260" fo:background-color="transparent" style:font-size-asian="9pt" style:font-style-asian="normal" style:font-size-complex="9pt" style:font-style-complex="normal"/>
    </style:style>
    <style:style style:name="P93" style:family="paragraph" style:parent-style-name="Standard" style:list-style-name="L8">
      <style:text-properties fo:color="#154800" loext:opacity="100%" style:text-position="0% 100%" style:font-name="Liberation Mono" fo:font-size="11pt" fo:language="it" fo:country="IT" fo:font-weight="normal" officeooo:rsid="0061bc28" officeooo:paragraph-rsid="0061bc28" style:font-size-asian="11pt" style:font-weight-asian="normal" style:font-size-complex="11pt" style:font-weight-complex="normal"/>
    </style:style>
    <style:style style:name="P94" style:family="paragraph" style:parent-style-name="Standard" style:list-style-name="L8">
      <style:paragraph-properties fo:text-align="start" style:justify-single-word="false"/>
      <style:text-properties fo:color="#154800" loext:opacity="100%" style:text-position="0% 100%" style:font-name="Liberation Mono" fo:font-size="11pt" fo:language="it" fo:country="IT" fo:font-style="normal" fo:font-weight="normal" officeooo:rsid="0061bc28" officeooo:paragraph-rsid="0061cd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fo:color="#154800" loext:opacity="100%" style:text-position="0% 100%" style:font-name="Liberation Mono" fo:font-size="11pt" fo:language="it" fo:country="IT" fo:font-style="normal" fo:font-weight="normal" officeooo:rsid="003cd6f9" officeooo:paragraph-rsid="0061cd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fo:color="#154800" loext:opacity="100%" style:text-position="0% 100%" style:font-name="Liberation Mono" fo:font-size="11pt" fo:language="it" fo:country="IT" fo:font-style="normal" fo:font-weight="normal" officeooo:rsid="003cd6f9" officeooo:paragraph-rsid="00b3c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 style:list-style-name="L8">
      <style:paragraph-properties fo:text-align="start" style:justify-single-word="false"/>
      <style:text-properties fo:color="#154800" loext:opacity="100%" style:text-position="0% 100%" style:font-name="Liberation Mono" fo:font-size="11pt" fo:language="it" fo:country="IT" fo:font-style="normal" fo:font-weight="normal" officeooo:rsid="003cd6f9" officeooo:paragraph-rsid="0064c2c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 style:list-style-name="L9">
      <style:paragraph-properties fo:text-align="start" style:justify-single-word="false"/>
      <style:text-properties fo:color="#154800" loext:opacity="100%" style:text-position="0% 100%" style:font-name="Liberation Mono" fo:font-size="11pt" fo:language="it" fo:country="IT" fo:font-style="normal" fo:font-weight="normal" officeooo:rsid="009dcfbe" officeooo:paragraph-rsid="009dcfb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 style:list-style-name="L10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73f57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 style:list-style-name="L10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7508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 style:list-style-name="L10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884a3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 style:list-style-name="L10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83b2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83b2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 style:list-style-name="L10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8ac11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956a8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154800" loext:opacity="100%" style:text-position="0% 100%" style:font-name="Liberation Mono" fo:font-size="11pt" fo:language="it" fo:country="IT" fo:font-style="normal" fo:font-weight="normal" officeooo:rsid="00275bd7" officeooo:paragraph-rsid="0095cf3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 style:list-style-name="L10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italic" fo:font-weight="normal" officeooo:rsid="00275bd7" officeooo:paragraph-rsid="0073f5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Standard" style:list-style-name="L10">
      <style:paragraph-properties fo:margin-left="0in" fo:margin-right="0in" fo:text-align="start" style:justify-single-word="false" fo:text-indent="0in" style:auto-text-indent="false"/>
      <style:text-properties fo:color="#154800" loext:opacity="100%" style:text-position="0% 100%" style:font-name="Liberation Mono" fo:font-size="11pt" fo:language="it" fo:country="IT" fo:font-style="italic" fo:font-weight="normal" officeooo:rsid="00275bd7" officeooo:paragraph-rsid="0083b27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Standard" style:list-style-name="L8">
      <style:paragraph-properties fo:margin-left="0.5in" fo:margin-right="0in" fo:text-align="start" style:justify-single-word="false" fo:text-indent="0in" style:auto-text-indent="false"/>
      <style:text-properties fo:color="#000000" loext:opacity="100%" style:text-position="0% 100%" style:font-name="Liberation Mono" fo:font-size="11pt" fo:language="it" fo:country="IT" fo:font-style="italic" fo:font-weight="normal" officeooo:rsid="0037af95" officeooo:paragraph-rsid="0061bc28" fo:background-color="#e0ffae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Standard" style:list-style-name="L8">
      <style:paragraph-properties fo:text-align="start" style:justify-single-word="false"/>
      <style:text-properties fo:color="#000000" loext:opacity="100%" style:text-position="0% 100%" style:font-name="Liberation Mono" fo:font-size="11pt" fo:language="it" fo:country="IT" fo:font-style="italic" fo:font-weight="normal" officeooo:rsid="0037af95" officeooo:paragraph-rsid="00619bc1" fo:background-color="#e0ffae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Standard" style:list-style-name="L8">
      <style:paragraph-properties fo:text-align="start" style:justify-single-word="false"/>
      <style:text-properties fo:color="#000000" loext:opacity="100%" style:text-position="0% 100%" style:font-name="Liberation Mono" fo:font-size="11pt" fo:language="it" fo:country="IT" fo:font-style="italic" fo:font-weight="normal" officeooo:rsid="0037af95" officeooo:paragraph-rsid="0061cd44" fo:background-color="#e0ffae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 style:list-style-name="L9">
      <style:paragraph-properties fo:text-align="start" style:justify-single-word="false"/>
      <style:text-properties officeooo:paragraph-rsid="009dcfbe"/>
    </style:style>
    <style:style style:name="P113" style:family="paragraph" style:parent-style-name="Standard">
      <style:text-properties officeooo:paragraph-rsid="00cfbb8f"/>
    </style:style>
    <style:style style:name="T1" style:family="text">
      <style:text-properties officeooo:rsid="000d66ef"/>
    </style:style>
    <style:style style:name="T2" style:family="text">
      <style:text-properties officeooo:rsid="000dce78"/>
    </style:style>
    <style:style style:name="T3" style:family="text">
      <style:text-properties officeooo:rsid="000e8ed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c6c72" style:font-style-asian="italic" style:font-style-complex="italic"/>
    </style:style>
    <style:style style:name="T6" style:family="text">
      <style:text-properties fo:font-style="italic" officeooo:rsid="0073f571" style:font-style-asian="italic" style:font-style-complex="italic"/>
    </style:style>
    <style:style style:name="T7" style:family="text">
      <style:text-properties fo:font-style="italic" officeooo:rsid="007508c2" style:font-style-asian="italic" style:font-style-complex="italic"/>
    </style:style>
    <style:style style:name="T8" style:family="text">
      <style:text-properties fo:font-style="italic" officeooo:rsid="007578e5" style:font-style-asian="italic" style:font-style-complex="italic"/>
    </style:style>
    <style:style style:name="T9" style:family="text">
      <style:text-properties fo:font-style="italic" officeooo:rsid="0079b55f" style:font-style-asian="italic" style:font-style-complex="italic"/>
    </style:style>
    <style:style style:name="T10" style:family="text">
      <style:text-properties fo:font-style="italic" officeooo:rsid="008871f2" style:font-style-asian="italic" style:font-style-complex="italic"/>
    </style:style>
    <style:style style:name="T11" style:family="text">
      <style:text-properties fo:font-style="italic" officeooo:rsid="00956a87" style:font-style-asian="italic" style:font-style-complex="italic"/>
    </style:style>
    <style:style style:name="T12" style:family="text">
      <style:text-properties fo:font-style="italic" officeooo:rsid="0095cf34" style:font-style-asian="italic" style:font-style-complex="italic"/>
    </style:style>
    <style:style style:name="T13" style:family="text">
      <style:text-properties fo:font-style="italic" officeooo:rsid="00975a6b" style:font-style-asian="italic" style:font-style-complex="italic"/>
    </style:style>
    <style:style style:name="T14" style:family="text">
      <style:text-properties officeooo:rsid="000fc597"/>
    </style:style>
    <style:style style:name="T15" style:family="text">
      <style:text-properties fo:color="#127622" loext:opacity="100%" fo:font-size="13pt" fo:font-weight="bold" officeooo:rsid="000fc597" style:font-size-asian="13pt" style:font-weight-asian="bold" style:font-size-complex="13pt" style:font-weight-complex="bold"/>
    </style:style>
    <style:style style:name="T16" style:family="text">
      <style:text-properties fo:color="#127622" loext:opacity="100%" fo:font-size="13pt" fo:language="it" fo:country="IT" fo:font-weight="bold" officeooo:rsid="000fc597" style:font-size-asian="13pt" style:font-weight-asian="bold" style:font-size-complex="13pt" style:font-weight-complex="bold"/>
    </style:style>
    <style:style style:name="T17" style:family="text">
      <style:text-properties fo:color="#127622" loext:opacity="100%" fo:font-size="13pt" fo:language="it" fo:country="IT" fo:font-weight="bold" officeooo:rsid="00296e11" style:font-size-asian="13pt" style:font-weight-asian="bold" style:font-size-complex="13pt" style:font-weight-complex="bold"/>
    </style:style>
    <style:style style:name="T18" style:family="text">
      <style:text-properties fo:color="#127622" loext:opacity="100%" fo:font-size="13pt" fo:language="it" fo:country="IT" fo:font-weight="bold" officeooo:rsid="002ada5e" style:font-size-asian="13pt" style:font-weight-asian="bold" style:font-size-complex="13pt" style:font-weight-complex="bold"/>
    </style:style>
    <style:style style:name="T19" style:family="text">
      <style:text-properties fo:color="#127622" loext:opacity="100%" fo:font-size="13pt" fo:language="it" fo:country="IT" fo:font-weight="bold" officeooo:rsid="003aba8f" style:font-size-asian="13pt" style:font-weight-asian="bold" style:font-size-complex="13pt" style:font-weight-complex="bold"/>
    </style:style>
    <style:style style:name="T20" style:family="text">
      <style:text-properties fo:color="#127622" loext:opacity="100%" fo:font-size="13pt" fo:language="it" fo:country="IT" fo:font-weight="bold" officeooo:rsid="00406206" style:font-size-asian="13pt" style:font-weight-asian="bold" style:font-size-complex="13pt" style:font-weight-complex="bold"/>
    </style:style>
    <style:style style:name="T21" style:family="text">
      <style:text-properties fo:color="#127622" loext:opacity="100%" style:text-position="0% 100%" fo:font-size="13pt" fo:language="it" fo:country="IT" fo:font-weight="bold" officeooo:rsid="003aba8f" style:font-size-asian="13pt" style:font-weight-asian="bold" style:font-size-complex="13pt" style:font-weight-complex="bold"/>
    </style:style>
    <style:style style:name="T22" style:family="text">
      <style:text-properties fo:color="#127622" loext:opacity="100%" style:text-position="0% 100%" fo:font-size="13pt" fo:language="it" fo:country="IT" fo:font-weight="bold" officeooo:rsid="00406206" style:font-size-asian="13pt" style:font-weight-asian="bold" style:font-size-complex="13pt" style:font-weight-complex="bold"/>
    </style:style>
    <style:style style:name="T23" style:family="text">
      <style:text-properties fo:language="it" fo:country="IT"/>
    </style:style>
    <style:style style:name="T24" style:family="text">
      <style:text-properties fo:language="it" fo:country="IT" officeooo:rsid="0013b369"/>
    </style:style>
    <style:style style:name="T25" style:family="text">
      <style:text-properties fo:language="it" fo:country="IT" officeooo:rsid="001a654f"/>
    </style:style>
    <style:style style:name="T26" style:family="text">
      <style:text-properties fo:language="it" fo:country="IT" officeooo:rsid="0024daa1"/>
    </style:style>
    <style:style style:name="T27" style:family="text">
      <style:text-properties fo:language="it" fo:country="IT" officeooo:rsid="000d66ef"/>
    </style:style>
    <style:style style:name="T28" style:family="text">
      <style:text-properties fo:language="it" fo:country="IT" officeooo:rsid="00275bd7"/>
    </style:style>
    <style:style style:name="T29" style:family="text">
      <style:text-properties fo:language="it" fo:country="IT" officeooo:rsid="002853b0"/>
    </style:style>
    <style:style style:name="T30" style:family="text">
      <style:text-properties fo:language="it" fo:country="IT" officeooo:rsid="00296e11"/>
    </style:style>
    <style:style style:name="T31" style:family="text">
      <style:text-properties fo:language="it" fo:country="IT" officeooo:rsid="00059b8a"/>
    </style:style>
    <style:style style:name="T32" style:family="text">
      <style:text-properties fo:language="it" fo:country="IT" officeooo:rsid="002ada5e"/>
    </style:style>
    <style:style style:name="T33" style:family="text">
      <style:text-properties fo:language="it" fo:country="IT" officeooo:rsid="002c37ff"/>
    </style:style>
    <style:style style:name="T34" style:family="text">
      <style:text-properties fo:language="it" fo:country="IT" officeooo:rsid="002c8b85"/>
    </style:style>
    <style:style style:name="T35" style:family="text">
      <style:text-properties fo:language="it" fo:country="IT" officeooo:rsid="002e872a"/>
    </style:style>
    <style:style style:name="T36" style:family="text">
      <style:text-properties fo:language="it" fo:country="IT" officeooo:rsid="0030e8df"/>
    </style:style>
    <style:style style:name="T37" style:family="text">
      <style:text-properties fo:language="it" fo:country="IT" officeooo:rsid="0037af95"/>
    </style:style>
    <style:style style:name="T38" style:family="text">
      <style:text-properties fo:language="it" fo:country="IT" officeooo:rsid="00394b92"/>
    </style:style>
    <style:style style:name="T39" style:family="text">
      <style:text-properties fo:language="it" fo:country="IT" officeooo:rsid="004abff0"/>
    </style:style>
    <style:style style:name="T40" style:family="text">
      <style:text-properties fo:language="it" fo:country="IT" officeooo:rsid="009e1b5b"/>
    </style:style>
    <style:style style:name="T41" style:family="text">
      <style:text-properties fo:color="#154800" loext:opacity="100%"/>
    </style:style>
    <style:style style:name="T42" style:family="text">
      <style:text-properties fo:color="#154800" loext:opacity="100%" style:font-name="Liberation Mono" fo:font-size="11pt" fo:language="it" fo:country="IT" officeooo:rsid="00409976" style:font-size-asian="11pt" style:font-size-complex="11pt"/>
    </style:style>
    <style:style style:name="T43" style:family="text">
      <style:text-properties fo:color="#154800" loext:opacity="100%" style:font-name="Liberation Mono" fo:font-size="11pt" fo:language="it" fo:country="IT" officeooo:rsid="000d66ef" style:font-size-asian="11pt" style:font-size-complex="11pt"/>
    </style:style>
    <style:style style:name="T44" style:family="text">
      <style:text-properties fo:color="#154800" loext:opacity="100%" style:font-name="Liberation Mono" fo:font-size="11pt" fo:language="it" fo:country="IT" officeooo:rsid="0047e442" style:font-size-asian="11pt" style:font-size-complex="11pt"/>
    </style:style>
    <style:style style:name="T45" style:family="text">
      <style:text-properties fo:color="#154800" loext:opacity="100%" style:font-name="Liberation Mono" fo:font-size="11pt" fo:language="it" fo:country="IT" officeooo:rsid="00484e76" style:font-size-asian="11pt" style:font-size-complex="11pt"/>
    </style:style>
    <style:style style:name="T46" style:family="text">
      <style:text-properties fo:color="#154800" loext:opacity="100%" style:font-name="Liberation Mono" fo:font-size="11pt" fo:language="it" fo:country="IT" fo:font-style="normal" fo:font-weight="normal" officeooo:rsid="00484e76" style:font-size-asian="11pt" style:font-style-asian="normal" style:font-weight-asian="normal" style:font-size-complex="11pt"/>
    </style:style>
    <style:style style:name="T47" style:family="text">
      <style:text-properties fo:color="#154800" loext:opacity="100%" style:font-name="Liberation Mono" fo:font-size="11pt" style:font-size-asian="11pt" style:font-size-complex="11pt"/>
    </style:style>
    <style:style style:name="T48" style:family="text">
      <style:text-properties fo:color="#154800" loext:opacity="100%" style:font-name="Liberation Mono" fo:font-size="11pt" officeooo:rsid="0047e442" style:font-size-asian="11pt" style:font-size-complex="11pt"/>
    </style:style>
    <style:style style:name="T49" style:family="text">
      <style:text-properties fo:color="#154800" loext:opacity="100%" style:font-name="Liberation Mono" fo:font-size="11pt" officeooo:rsid="000d66ef" style:font-size-asian="11pt" style:font-size-complex="11pt"/>
    </style:style>
    <style:style style:name="T50" style:family="text">
      <style:text-properties fo:color="#154800" loext:opacity="100%" style:font-name="Liberation Mono" fo:font-size="11pt" officeooo:rsid="00c6cd0d" style:font-size-asian="11pt" style:font-size-complex="11pt"/>
    </style:style>
    <style:style style:name="T51" style:family="text">
      <style:text-properties fo:color="#154800" loext:opacity="100%" style:font-name="Liberation Mono" fo:font-size="11pt" officeooo:rsid="00c8709a" style:font-size-asian="11pt" style:font-size-complex="11pt"/>
    </style:style>
    <style:style style:name="T52" style:family="text">
      <style:text-properties fo:color="#154800" loext:opacity="100%" style:font-name="Liberation Mono" fo:font-size="11pt" officeooo:rsid="00c940d0" style:font-size-asian="11pt" style:font-size-complex="11pt"/>
    </style:style>
    <style:style style:name="T53" style:family="text">
      <style:text-properties fo:color="#154800" loext:opacity="100%" style:font-name="Liberation Mono" fo:font-size="11pt" officeooo:rsid="00ca4607" style:font-size-asian="11pt" style:font-size-complex="11pt"/>
    </style:style>
    <style:style style:name="T54" style:family="text">
      <style:text-properties fo:color="#154800" loext:opacity="100%" style:font-name="Liberation Mono" fo:font-size="11pt" officeooo:rsid="00cc41de" style:font-size-asian="11pt" style:font-size-complex="11pt"/>
    </style:style>
    <style:style style:name="T55" style:family="text">
      <style:text-properties fo:color="#154800" loext:opacity="100%" style:font-name="Liberation Mono" fo:font-size="11pt" officeooo:rsid="00cfbb8f" style:font-size-asian="11pt" style:font-size-complex="11pt"/>
    </style:style>
    <style:style style:name="T56" style:family="text">
      <style:text-properties fo:color="#154800" loext:opacity="100%" style:font-name="Liberation Mono" fo:font-size="11pt" fo:font-style="normal" fo:font-weight="normal" officeooo:rsid="0047e442" style:font-size-asian="11pt" style:font-style-asian="normal" style:font-weight-asian="normal" style:font-size-complex="11pt"/>
    </style:style>
    <style:style style:name="T57" style:family="text">
      <style:text-properties fo:color="#154800" loext:opacity="100%" style:text-position="0% 100%" style:font-name="Liberation Mono" fo:font-size="11pt" fo:language="it" fo:country="IT" fo:font-weight="normal" officeooo:rsid="004cb301" style:font-size-asian="11pt" style:font-weight-asian="normal" style:font-size-complex="11pt" style:font-weight-complex="normal"/>
    </style:style>
    <style:style style:name="T58" style:family="text">
      <style:text-properties fo:color="#154800" loext:opacity="100%" style:text-position="0% 100%" style:font-name="Liberation Mono" fo:font-size="11pt" fo:language="it" fo:country="IT" fo:font-weight="normal" officeooo:rsid="003aba8f" style:font-size-asian="11pt" style:font-weight-asian="normal" style:font-size-complex="11pt" style:font-weight-complex="normal"/>
    </style:style>
    <style:style style:name="T59" style:family="text">
      <style:text-properties fo:color="#154800" loext:opacity="100%" style:text-position="0% 100%" style:font-name="Liberation Mono" fo:font-size="11pt" fo:language="it" fo:country="IT" fo:font-weight="normal" officeooo:rsid="004e2c54" style:font-size-asian="11pt" style:font-weight-asian="normal" style:font-size-complex="11pt" style:font-weight-complex="normal"/>
    </style:style>
    <style:style style:name="T60" style:family="text">
      <style:text-properties fo:color="#154800" loext:opacity="100%" style:text-position="0% 100%" style:font-name="Liberation Mono" fo:font-size="11pt" fo:language="it" fo:country="IT" fo:font-weight="normal" officeooo:rsid="00501fb6" style:font-size-asian="11pt" style:font-weight-asian="normal" style:font-size-complex="11pt" style:font-weight-complex="normal"/>
    </style:style>
    <style:style style:name="T61" style:family="text">
      <style:text-properties fo:color="#154800" loext:opacity="100%" style:text-position="0% 100%" style:font-name="Liberation Mono" fo:font-size="11pt" fo:language="it" fo:country="IT" fo:font-weight="normal" officeooo:rsid="005158ba" style:font-size-asian="11pt" style:font-weight-asian="normal" style:font-size-complex="11pt" style:font-weight-complex="normal"/>
    </style:style>
    <style:style style:name="T62" style:family="text">
      <style:text-properties fo:color="#154800" loext:opacity="100%" style:text-position="0% 100%" style:font-name="Liberation Mono" fo:font-size="11pt" fo:language="it" fo:country="IT" fo:font-weight="normal" officeooo:rsid="003cd6f9" style:font-size-asian="11pt" style:font-weight-asian="normal" style:font-size-complex="11pt" style:font-weight-complex="normal"/>
    </style:style>
    <style:style style:name="T63" style:family="text">
      <style:text-properties fo:color="#154800" loext:opacity="100%" style:text-position="0% 100%" style:font-name="Liberation Mono" fo:font-size="11pt" fo:language="it" fo:country="IT" fo:font-weight="normal" officeooo:rsid="0052f115" style:font-size-asian="11pt" style:font-weight-asian="normal" style:font-size-complex="11pt" style:font-weight-complex="normal"/>
    </style:style>
    <style:style style:name="T64" style:family="text">
      <style:text-properties fo:color="#154800" loext:opacity="100%" style:text-position="0% 100%" style:font-name="Liberation Mono" fo:font-size="11pt" fo:language="it" fo:country="I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color="#154800" loext:opacity="100%" style:text-position="0% 100%" style:font-name="Liberation Mono" fo:font-size="11pt" fo:language="it" fo:country="IT" fo:font-style="normal" fo:font-weight="normal" officeooo:rsid="009dcfb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154800" loext:opacity="100%" style:text-position="0% 100%" style:font-name="Liberation Mono" fo:font-size="9pt" fo:language="it" fo:country="IT" fo:font-style="normal" fo:font-weight="normal" officeooo:rsid="009e1b5b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154800" loext:opacity="100%" style:text-position="0% 100%" style:font-name="Liberation Mono1" fo:font-size="11pt" fo:language="it" fo:country="IT" fo:font-style="normal" fo:font-weight="normal" officeooo:rsid="005158ba" style:font-size-asian="11pt" style:font-style-asian="normal" style:font-weight-asian="normal" style:font-size-complex="11pt" style:font-weight-complex="normal"/>
    </style:style>
    <style:style style:name="T68" style:family="text">
      <style:text-properties fo:color="#154800" loext:opacity="100%" style:text-position="0% 100%" style:font-name="Liberation Mono1" fo:font-size="11pt" fo:language="it" fo:country="IT" fo:font-style="normal" fo:font-weight="normal" officeooo:rsid="0052f115" style:font-size-asian="11pt" style:font-style-asian="normal" style:font-weight-asian="normal" style:font-size-complex="11pt" style:font-weight-complex="normal"/>
    </style:style>
    <style:style style:name="T69" style:family="text">
      <style:text-properties fo:color="#154800" loext:opacity="100%" officeooo:rsid="005e6285"/>
    </style:style>
    <style:style style:name="T70" style:family="text">
      <style:text-properties fo:color="#154800" loext:opacity="100%" officeooo:rsid="0037af95"/>
    </style:style>
    <style:style style:name="T71" style:family="text">
      <style:text-properties fo:color="#154800" loext:opacity="100%" officeooo:rsid="00605ec3"/>
    </style:style>
    <style:style style:name="T72" style:family="text">
      <style:text-properties fo:color="#154800" loext:opacity="100%" fo:language="en" fo:country="US"/>
    </style:style>
    <style:style style:name="T73" style:family="text">
      <style:text-properties fo:color="#154800" loext:opacity="100%" fo:language="en" fo:country="US" officeooo:rsid="005c8e15"/>
    </style:style>
    <style:style style:name="T74" style:family="text">
      <style:text-properties fo:color="#154800" loext:opacity="100%" fo:language="en" fo:country="US" officeooo:rsid="007373ea"/>
    </style:style>
    <style:style style:name="T75" style:family="text">
      <style:text-properties fo:color="#154800" loext:opacity="100%" fo:language="en" fo:country="US" officeooo:rsid="00b7840d"/>
    </style:style>
    <style:style style:name="T76" style:family="text">
      <style:text-properties fo:color="#154800" loext:opacity="100%" fo:language="en" fo:country="US" officeooo:rsid="00b87b51"/>
    </style:style>
    <style:style style:name="T77" style:family="text">
      <style:text-properties fo:color="#154800" loext:opacity="100%" officeooo:rsid="007373ea"/>
    </style:style>
    <style:style style:name="T78" style:family="text">
      <style:text-properties fo:color="#154800" loext:opacity="100%" officeooo:rsid="009bd506"/>
    </style:style>
    <style:style style:name="T79" style:family="text">
      <style:text-properties officeooo:rsid="002e872a"/>
    </style:style>
    <style:style style:name="T80" style:family="text">
      <style:text-properties officeooo:rsid="0035a260"/>
    </style:style>
    <style:style style:name="T81" style:family="text">
      <style:text-properties fo:color="#000000" loext:opacity="100%" fo:font-style="italic" officeooo:rsid="0037af95" fo:background-color="#e0ffae" loext:char-shading-value="0" style:font-style-asian="italic" style:font-style-complex="italic"/>
    </style:style>
    <style:style style:name="T82" style:family="text">
      <style:text-properties fo:color="#000000" loext:opacity="100%" fo:font-style="italic" officeooo:rsid="006c6c72" fo:background-color="#e0ffae" loext:char-shading-value="0" style:font-style-asian="italic" style:font-style-complex="italic"/>
    </style:style>
    <style:style style:name="T83" style:family="text">
      <style:text-properties fo:color="#000000" loext:opacity="100%" fo:language="it" fo:country="IT" fo:font-style="italic" officeooo:rsid="0037af95" fo:background-color="#e0ffae" loext:char-shading-value="0" style:font-style-asian="italic" style:font-style-complex="italic"/>
    </style:style>
    <style:style style:name="T84" style:family="text">
      <style:text-properties fo:color="#000000" loext:opacity="100%" fo:language="it" fo:country="IT" fo:font-style="italic" officeooo:rsid="002ada5e" fo:background-color="#e0ffae" loext:char-shading-value="0" style:font-style-asian="italic" style:font-style-complex="italic"/>
    </style:style>
    <style:style style:name="T85" style:family="text">
      <style:text-properties officeooo:rsid="00378a14"/>
    </style:style>
    <style:style style:name="T86" style:family="text">
      <style:text-properties style:text-position="0% 100%" fo:language="it" fo:country="IT" fo:font-weight="normal" style:font-weight-asian="normal" style:font-weight-complex="normal"/>
    </style:style>
    <style:style style:name="T87" style:family="text">
      <style:text-properties style:text-position="0% 100%" fo:language="it" fo:country="IT" fo:font-weight="normal" officeooo:rsid="002ada5e" style:font-weight-asian="normal" style:font-weight-complex="normal"/>
    </style:style>
    <style:style style:name="T88" style:family="text">
      <style:text-properties style:text-position="0% 100%" fo:language="it" fo:country="IT" fo:font-weight="normal" officeooo:rsid="003aba8f" style:font-weight-asian="normal" style:font-weight-complex="normal"/>
    </style:style>
    <style:style style:name="T89" style:family="text">
      <style:text-properties style:text-position="0% 100%" fo:language="it" fo:country="IT" fo:font-weight="normal" officeooo:rsid="003cd6f9" style:font-weight-asian="normal" style:font-weight-complex="normal"/>
    </style:style>
    <style:style style:name="T90" style:family="text">
      <style:text-properties style:text-position="0% 100%" fo:language="it" fo:country="IT" fo:font-weight="normal" officeooo:rsid="0052f115" style:font-weight-asian="normal" style:font-weight-complex="normal"/>
    </style:style>
    <style:style style:name="T91" style:family="text">
      <style:text-properties style:text-position="0% 100%" fo:language="it" fo:country="IT" fo:font-weight="normal" officeooo:rsid="0054e318" style:font-weight-asian="normal" style:font-weight-complex="normal"/>
    </style:style>
    <style:style style:name="T92" style:family="text">
      <style:text-properties style:text-position="0% 100%" fo:language="it" fo:country="IT" fo:font-weight="normal" officeooo:rsid="005c8e15" style:font-weight-asian="normal" style:font-weight-complex="normal"/>
    </style:style>
    <style:style style:name="T93" style:family="text">
      <style:text-properties style:text-position="0% 100%" fo:language="it" fo:country="IT" fo:font-weight="normal" officeooo:rsid="005d73f6" style:font-weight-asian="normal" style:font-weight-complex="normal"/>
    </style:style>
    <style:style style:name="T94" style:family="text">
      <style:text-properties style:text-position="0% 100%" fo:language="it" fo:country="IT" fo:font-weight="normal" officeooo:rsid="005dcc03" style:font-weight-asian="normal" style:font-weight-complex="normal"/>
    </style:style>
    <style:style style:name="T95" style:family="text">
      <style:text-properties style:text-position="0% 100%" fo:language="it" fo:country="IT" fo:font-weight="normal" officeooo:rsid="0061cd44" style:font-weight-asian="normal" style:font-weight-complex="normal"/>
    </style:style>
    <style:style style:name="T96" style:family="text">
      <style:text-properties style:text-position="0% 100%" fo:language="it" fo:country="IT" fo:font-weight="normal" officeooo:rsid="006c6c72" style:font-weight-asian="normal" style:font-weight-complex="normal"/>
    </style:style>
    <style:style style:name="T97" style:family="text">
      <style:text-properties style:text-position="0% 100%" fo:language="it" fo:country="IT" fo:font-weight="normal" officeooo:rsid="006d1306" style:font-weight-asian="normal" style:font-weight-complex="normal"/>
    </style:style>
    <style:style style:name="T98" style:family="text">
      <style:text-properties style:text-position="0% 100%" fo:language="en" fo:country="US" fo:font-weight="normal" officeooo:rsid="005c8e15" style:font-weight-asian="normal" style:font-weight-complex="normal"/>
    </style:style>
    <style:style style:name="T99" style:family="text">
      <style:text-properties style:text-position="0% 100%" fo:language="en" fo:country="US" fo:font-weight="normal" officeooo:rsid="006c6c72" style:font-weight-asian="normal" style:font-weight-complex="normal"/>
    </style:style>
    <style:style style:name="T10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01" style:family="text">
      <style:text-properties style:font-name="Liberation Mono1" fo:font-size="11pt" fo:font-style="normal" fo:font-weight="normal" officeooo:rsid="0047e442" style:font-size-asian="11pt" style:font-style-asian="normal" style:font-weight-asian="normal"/>
    </style:style>
    <style:style style:name="T102" style:family="text">
      <style:text-properties fo:language="en" fo:country="US" officeooo:rsid="00489322"/>
    </style:style>
    <style:style style:name="T103" style:family="text">
      <style:text-properties fo:language="en" fo:country="US" fo:font-style="italic" officeooo:rsid="0087537f" style:font-style-asian="italic" style:font-style-complex="italic"/>
    </style:style>
    <style:style style:name="T104" style:family="text">
      <style:text-properties fo:language="en" fo:country="US" fo:font-weight="bold" officeooo:rsid="00b68cfa" style:font-weight-asian="bold" style:font-weight-complex="bold"/>
    </style:style>
    <style:style style:name="T105" style:family="text">
      <style:text-properties fo:language="en" fo:country="US" fo:font-weight="bold" officeooo:rsid="00b91d1e" style:font-weight-asian="bold" style:font-weight-complex="bold"/>
    </style:style>
    <style:style style:name="T106" style:family="text">
      <style:text-properties fo:language="en" fo:country="US" officeooo:rsid="008bb9d6"/>
    </style:style>
    <style:style style:name="T107" style:family="text">
      <style:text-properties fo:language="en" fo:country="US" officeooo:rsid="008cb0cf"/>
    </style:style>
    <style:style style:name="T108" style:family="text">
      <style:text-properties fo:language="en" fo:country="US" officeooo:rsid="00a1f3d8"/>
    </style:style>
    <style:style style:name="T109" style:family="text">
      <style:text-properties fo:language="en" fo:country="US" officeooo:rsid="00b3c2a5"/>
    </style:style>
    <style:style style:name="T110" style:family="text">
      <style:text-properties fo:language="en" fo:country="US" officeooo:rsid="00b5ae99"/>
    </style:style>
    <style:style style:name="T111" style:family="text">
      <style:text-properties fo:language="en" fo:country="US" officeooo:rsid="00baeb36"/>
    </style:style>
    <style:style style:name="T112" style:family="text">
      <style:text-properties fo:language="en" fo:country="US" officeooo:rsid="00bbd2cc"/>
    </style:style>
    <style:style style:name="T113" style:family="text">
      <style:text-properties fo:font-style="normal" officeooo:rsid="006c6c72" style:font-style-asian="normal" style:font-style-complex="normal"/>
    </style:style>
    <style:style style:name="T114" style:family="text">
      <style:text-properties fo:font-style="normal" officeooo:rsid="0073f571" style:font-style-asian="normal" style:font-style-complex="normal"/>
    </style:style>
    <style:style style:name="T115" style:family="text">
      <style:text-properties fo:font-style="normal" officeooo:rsid="00884a39" style:font-style-asian="normal" style:font-style-complex="normal"/>
    </style:style>
    <style:style style:name="T116" style:family="text">
      <style:text-properties fo:font-style="normal" officeooo:rsid="008871f2" style:font-style-asian="normal" style:font-style-complex="normal"/>
    </style:style>
    <style:style style:name="T117" style:family="text">
      <style:text-properties fo:font-weight="bold" officeooo:rsid="00406206" style:font-weight-asian="bold" style:font-weight-complex="bold"/>
    </style:style>
    <style:style style:name="T118" style:family="text">
      <style:text-properties fo:font-weight="bold" officeooo:rsid="000fc597" style:font-weight-asian="bold" style:font-weight-complex="bold"/>
    </style:style>
    <style:style style:name="T119" style:family="text">
      <style:text-properties fo:font-weight="bold" officeooo:rsid="0056c492" style:font-weight-asian="bold" style:font-weight-complex="bold"/>
    </style:style>
    <style:style style:name="T120" style:family="text">
      <style:text-properties fo:font-weight="bold" officeooo:rsid="0058281c" style:font-weight-asian="bold" style:font-weight-complex="bold"/>
    </style:style>
    <style:style style:name="T121" style:family="text">
      <style:text-properties fo:font-weight="bold" officeooo:rsid="00619bc1" style:font-weight-asian="bold" style:font-weight-complex="bold"/>
    </style:style>
    <style:style style:name="T122" style:family="text">
      <style:text-properties fo:font-weight="bold" officeooo:rsid="0069d128" style:font-weight-asian="bold" style:font-weight-complex="bold"/>
    </style:style>
    <style:style style:name="T123" style:family="text">
      <style:text-properties fo:font-weight="bold" officeooo:rsid="006b6f3c" style:font-weight-asian="bold" style:font-weight-complex="bold"/>
    </style:style>
    <style:style style:name="T124" style:family="text">
      <style:text-properties fo:font-weight="bold" officeooo:rsid="00801965" style:font-weight-asian="bold" style:font-weight-complex="bold"/>
    </style:style>
    <style:style style:name="T125" style:family="text">
      <style:text-properties fo:font-weight="bold" officeooo:rsid="008a34f1" style:font-weight-asian="bold" style:font-weight-complex="bold"/>
    </style:style>
    <style:style style:name="T126" style:family="text">
      <style:text-properties fo:font-weight="bold" officeooo:rsid="00956a87" style:font-weight-asian="bold" style:font-weight-complex="bold"/>
    </style:style>
    <style:style style:name="T127" style:family="text">
      <style:text-properties fo:font-weight="bold" officeooo:rsid="0095cf34" style:font-weight-asian="bold" style:font-weight-complex="bold"/>
    </style:style>
    <style:style style:name="T128" style:family="text">
      <style:text-properties fo:font-weight="bold" officeooo:rsid="0098f4f1" style:font-weight-asian="bold" style:font-weight-complex="bold"/>
    </style:style>
    <style:style style:name="T129" style:family="text">
      <style:text-properties fo:font-weight="bold" officeooo:rsid="009abe68" style:font-weight-asian="bold" style:font-weight-complex="bold"/>
    </style:style>
    <style:style style:name="T130" style:family="text">
      <style:text-properties officeooo:rsid="0037af95"/>
    </style:style>
    <style:style style:name="T131" style:family="text">
      <style:text-properties officeooo:rsid="0061cd44"/>
    </style:style>
    <style:style style:name="T132" style:family="text">
      <style:text-properties officeooo:rsid="0063acea"/>
    </style:style>
    <style:style style:name="T133" style:family="text">
      <style:text-properties officeooo:rsid="0064c2ca"/>
    </style:style>
    <style:style style:name="T134" style:family="text">
      <style:text-properties officeooo:rsid="006c6c72"/>
    </style:style>
    <style:style style:name="T135" style:family="text">
      <style:text-properties officeooo:rsid="007373ea"/>
    </style:style>
    <style:style style:name="T136" style:family="text">
      <style:text-properties officeooo:rsid="0073f571"/>
    </style:style>
    <style:style style:name="T137" style:family="text">
      <style:text-properties officeooo:rsid="007508c2"/>
    </style:style>
    <style:style style:name="T138" style:family="text">
      <style:text-properties officeooo:rsid="007578e5"/>
    </style:style>
    <style:style style:name="T139" style:family="text">
      <style:text-properties officeooo:rsid="0079b55f"/>
    </style:style>
    <style:style style:name="T140" style:family="text">
      <style:text-properties officeooo:rsid="007dfabd"/>
    </style:style>
    <style:style style:name="T141" style:family="text">
      <style:text-properties officeooo:rsid="008871f2"/>
    </style:style>
    <style:style style:name="T142" style:family="text">
      <style:text-properties officeooo:rsid="008bb9d6"/>
    </style:style>
    <style:style style:name="T143" style:family="text">
      <style:text-properties officeooo:rsid="00956a87"/>
    </style:style>
    <style:style style:name="T144" style:family="text">
      <style:text-properties officeooo:rsid="0095cf34"/>
    </style:style>
    <style:style style:name="T145" style:family="text">
      <style:text-properties officeooo:rsid="009f9403"/>
    </style:style>
    <style:style style:name="T146" style:family="text">
      <style:text-properties officeooo:rsid="00ab49d2"/>
    </style:style>
    <style:style style:name="T147" style:family="text">
      <style:text-properties officeooo:rsid="00c0d578"/>
    </style:style>
    <style:style style:name="T148" style:family="text">
      <style:text-properties officeooo:rsid="00c1e65b"/>
    </style:style>
    <style:style style:name="T149" style:family="text">
      <style:text-properties officeooo:rsid="00c325a7"/>
    </style:style>
    <style:style style:name="T150" style:family="text">
      <style:text-properties officeooo:rsid="00605ec3"/>
    </style:style>
    <style:style style:name="T151" style:family="text">
      <style:text-properties officeooo:rsid="00cd43f3"/>
    </style:style>
    <style:style style:name="T152" style:family="text">
      <style:text-properties officeooo:rsid="00cde7da"/>
    </style:style>
    <style:style style:name="T153" style:family="text">
      <style:text-properties officeooo:rsid="00cf9221"/>
    </style:style>
    <style:style style:name="T154" style:family="text">
      <style:text-properties officeooo:rsid="00d149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bookmark-start text:name="__DdeLink__1869_3529012349"/><text:bookmark-start text:name="__DdeLink__1871_3529012349"/>Introduzione</text:p>
      <text:p text:style-name="P59"/>
      <text:p text:style-name="P1"><text:span text:style-name="T14">1. </text:span>Problema d<text:span text:style-name="T147">el clustering</text:span></text:p>
      <text:p text:style-name="P1"/>
      <text:p text:style-name="P17">Il <text:span text:style-name="T148">problema del clustering</text:span><text:span text:style-name="T23"> </text:span><text:span text:style-name="T24">è</text:span><text:span text:style-name="T23"> </text:span>un problema <text:span text:style-name="T149">nato nell’ambito dell’unsupervised learning (ovvero il learning su dati senza label) e consiste nel partizionare esempi senza label in sottoinsiemi disgiunti (i cluster) in modo tale da massimizzare la somiglianza tra gli elementi all’interno dei cluster (infra-cluster similarity) e massimizzare la differenza tra gli elementi di cluster differenti (inter-cluster dissimilarity); può essere applicato praticamente ad ogni campo, per esempio in ambito commerciale potremmo dividere i clienti secondo le loro similarità per poi proporre prodotti più appropriati alle categorie di clienti dedotte.</text:span></text:p>
      <text:p text:style-name="P17"/>
      <text:p text:style-name="P37">Gli algoritmi di clustering si dividono in gerarchici e diretti:</text:p>
      <text:list text:style-name="L1">
        <text:list-item>
          <text:p text:style-name="P82"><text:span text:style-name="T50">gli algoritmi gerarchici hanno una maggiore complessità </text:span><text:span text:style-name="T53">computazionale </text:span><text:span text:style-name="T50">in quanto producono un albero aciclico che ha come foglie i singoli elementi e come nodi le categorie (un problema differente, invece, è quello di nominare queste categorie!); </text:span><text:span text:style-name="T51">per esempio </text:span><text:span text:style-name="T52">un algoritmo di questo tipo ap</text:span><text:span text:style-name="T53">p</text:span><text:span text:style-name="T52">licato ad un insieme di esseri viventi dovrebbe produrre una vera e propria tassonomia.</text:span></text:p>
        </text:list-item>
        <text:list-item>
          <text:p text:style-name="P83"><text:span text:style-name="T50">g</text:span><text:span text:style-name="T47">li algoritmi diretti hanno complessità minore perché non devono costruire un albero ma dato k il numero di cluster (cioè la granularità con cui osserveremo il dataset) producono direttamente una (sola) clusterizzazione e non a più livelli come nel caso precedente. </text:span><text:span text:style-name="T52">Il problema principale di questi algoritmi è la scelta dei k cluster iniziali in quanto potrebbe non essere noto né quante sono le categorie attese (quindi il k ideale) ma la scelta degli elementi per ciascun cluster può incidere così tanto sul risultato che </text:span><text:span text:style-name="T54">essa </text:span><text:span text:style-name="T52">viene chiamato scelta del seed.</text:span><text:bookmark-end text:name="__DdeLink__1871_3529012349"/><text:bookmark-end text:name="__DdeLink__1869_3529012349"/></text:p>
        </text:list-item>
      </text:list>
      <text:p text:style-name="P16"/>
      <text:p text:style-name="P2">2. Modello di Programmazione <text:span text:style-name="T151">MapReduce</text:span></text:p>
      <text:p text:style-name="P2"/>
      <text:p text:style-name="P86">Si <text:span text:style-name="T151">ispira alle funzione di programmazione funzionale map e reduce.</text:span></text:p>
      <text:p text:style-name="P86"><text:span text:style-name="T151">Il map applica una certa funzione singolarmente ad ogni elemento di una lista; il reduce invce applica una funzione a tutti gli elementi della lista insieme. Si intuisce quindi che la funzione map è in grado di effettuare un mapping tra input e output e la funzione reduce di ridurre la dimensione dell’input.</text:span></text:p>
      <text:p text:style-name="P86"/>
      <text:p text:style-name="P87">Il MapReduce quindi si compone di due fasi che corrispondono alle due funzioni da cui deriva il suo nome; la sua funzione principale è di consentire di distribuire la computazione di grandi quanità di dati efficientemente, la “magia” è data dall’utilizzo, in entrambi le fasi, di coppie chiave valore (invece che solamente valori come le funzioni map e reduce originali).</text:p>
      <text:p text:style-name="P87"/>
      <text:p text:style-name="P84"/>
      <text:p text:style-name="P18"/>
      <text:p text:style-name="P61">Trascrizione modello PLI in linguaggio AMPL</text:p>
      <text:p text:style-name="P20">(dimostrazione non formale)</text:p>
      <text:p text:style-name="P19"/>
      <text:p text:style-name="P2">1. <text:span text:style-name="T151">Sviluppo</text:span></text:p>
      <text:p text:style-name="P87"/>
      <text:p text:style-name="P87">1. Sebbene avessi conoscenza del problema del clustering, tutto il resto mi era nuovo.</text:p>
      <text:p text:style-name="P87">Studiare Go, MapReduce, ansible, docker-compose, aws.</text:p>
      <text:p text:style-name="P87">(dal 6 al 19 settembre, 50% del giorno. Nelle successive fasi ho usato il 100% del tempo giornaliero (mediamente 8 ore) in quanto mi sono reso conto che altrimenti non avrei fatto in tempo)</text:p>
      <text:p text:style-name="P19"><text:soft-page-break/></text:p>
      <text:p text:style-name="P86"><text:span text:style-name="T151">2. Remore di problemi, in altri progetti, riguardanti il deployment; questa volta ho voluto sin da subito cercare di automatizzare il deployment per sviluppare il programma direttamente nell’ambiente dove avrebbe poi lavorato.</text:span></text:p>
      <text:p text:style-name="P87">Configurazione di terraform, ansible, docker-compose e vari parmetri di aws con awscli.</text:p>
      <text:p text:style-name="P87">(dal 20 al 27 settembre)</text:p>
      <text:p text:style-name="P87"/>
      <text:p text:style-name="P87">3. Organizzazione dei file sorgenti e sviluppo di funzionalità di supporto essenziali quali heartbeat e logging.</text:p>
      <text:p text:style-name="P87">(dal 28 settembre al 4 ottobre)</text:p>
      <text:p text:style-name="P87"/>
      <text:p text:style-name="P87">4. Sviluppo del task manager sia lato master che lato mapper (servono entrambi per poterne testare almeno uno!)</text:p>
      <text:p text:style-name="P87">Sviluppo delle funzioni di task managing(master, mapper e si include gestione di crash del mapper), parser, comunicazione, partizione del carico e preparazione di un task di prova.</text:p>
      <text:p text:style-name="P87">(dal 8 ottobre al 18 ottobre)</text:p>
      <text:p text:style-name="P87"/>
      <text:p text:style-name="P87">5. Sviluppo del task manager sia lato master che reducer (sostanzialmente un adatamento di quello per il mapper) e della comunicazione diretta tra reducer e mapper.</text:p>
      <text:p text:style-name="P87">(dal 19 al 27 ottobre)</text:p>
      <text:p text:style-name="P87"/>
      <text:p text:style-name="P87">6. Sviluppo della funzionalità per permettere di iterare (necessario per gli algoritmi di clustering)<text:line-break/>Inoltre è stato necessario risolvere alcuni dei debiti tecnici accumulati <text:span text:style-name="T152">in tutte le precedenti fasi (</text:span>per fretta<text:span text:style-name="T152">)</text:span>, in quanto il codice risultava quasi incomprensibile e non era possibile continuare.</text:p>
      <text:p text:style-name="P87">(dal 28 ottobre al <text:span text:style-name="T153">2</text:span> novembre)</text:p>
      <text:p text:style-name="P87"/>
      <text:p text:style-name="P88">7. Mi sono reso conto di aver sbagliato* (un caso di errore non era coperto!), ho dovuto modificare abbastanza pesantemente lo scheduler lato master.<text:line-break/>Overhaul scheduler e diminuzione debito tecnico e testing con più mapper e reducer insieme</text:p>
      <text:p text:style-name="P88">(dal 3 al 7 novembre)</text:p>
      <text:p text:style-name="P88"/>
      <text:p text:style-name="P88">8. Funzione per ricevere nuovi task da eseguire e per richiedere il risultato, tramite JSON RPC</text:p>
      <text:p text:style-name="P88">(dal 8 al 12 novembre)</text:p>
      <text:p text:style-name="P88"/>
      <text:p text:style-name="P88">9. Pulire il codice e risolvere molti dei debiti tecnici accumulati (controllo overflow, gestione di alcuni casi di errore, armonia tra i nomi delle variabili... etc)</text:p>
      <text:p text:style-name="P113"><text:span text:style-name="T55">(dal 13 al 17 novembre)</text:span></text:p>
      <text:p text:style-name="P21"/>
      <text:p text:style-name="P2">2. <text:span text:style-name="T154">Spirito e idea iniziale del programma</text:span></text:p>
      <text:p text:style-name="P38"/>
      <text:p text:style-name="P29"><text:span text:style-name="T28">Dato il punto 1 il vincolo </text:span><text:span text:style-name="T2"><draw:frame draw:style-name="fr1" draw:name="Object34" text:anchor-type="as-char" svg:y="-0.3717in" svg:width="4.0299in" svg:height="0.7075in" draw:z-index="0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0">[1b] </text:span><text:span text:style-name="T3">pu</text:span><text:span text:style-name="T28">ò</text:span><text:span text:style-name="T3"> essere riscritt</text:span><text:span text:style-name="T28">o</text:span><text:span text:style-name="T3"> come </text:span><text:span text:style-name="T3"><draw:frame draw:style-name="fr1" draw:name="Object35" text:anchor-type="as-char" svg:y="-0.3717in" svg:width="3.2807in" svg:height="0.7075in" draw:z-index="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0">[1b’] </text:span><text:span text:style-name="T29">notando che nel caso </text:span><text:span text:style-name="T29"><draw:frame draw:style-name="fr1" draw:name="Object36" text:anchor-type="as-char" svg:y="-0.1484in" svg:width="0.3437in" svg:height="0.1839in" draw:z-index="2"><draw:object xlink:href="./Object 36" xlink:type="simple" xlink:show="embed" xlink:actuate="onLoad"/><draw:image xlink:href="./ObjectReplacements/Object 36" xlink:type="simple" xlink:show="embed" xlink:actuate="onLoad"/></draw:frame></text:span><text:span text:style-name="T29"><text:s/>la semantica del vincolo rimane valida, è solamente stata estesa ai self-loop.</text:span></text:p>
      <text:p text:style-name="P30"><text:soft-page-break/><text:span text:style-name="T33">La funzione è definita a tratti ma comunque lineare, </text:span><text:span text:style-name="T34">in questo </text:span><text:span text:style-name="T36">caso </text:span><text:span text:style-name="T33">è </text:span><text:span text:style-name="T34">facilmente</text:span><text:span text:style-name="T33"> riscriv</text:span><text:span text:style-name="T34">ibile</text:span><text:span text:style-name="T33"> </text:span><text:span text:style-name="T34">in una forma abituale: per es. </text:span><text:span text:style-name="T34"><draw:frame draw:style-name="fr1" draw:name="Object43" text:anchor-type="as-char" svg:y="-0.172in" svg:width="2.5217in" svg:height="0.3402in" draw:z-index="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4"><text:s/>[1b’’], ma se fosse stato più complesso nel cap.17 del manuale AMPL è trattata la gestione delle piecewise functions.<text:line-break/></text:span><text:span text:style-name="T35">I nuovi parametri </text:span><text:span text:style-name="T35"><draw:frame draw:style-name="fr1" draw:name="Object44" text:anchor-type="as-char" svg:y="-0.172in" svg:width="0.2217in" svg:height="0.2327in" draw:z-index="5"><draw:object xlink:href="./Object 44" xlink:type="simple" xlink:show="embed" xlink:actuate="onLoad"/><draw:image xlink:href="./ObjectReplacements/Object 44" xlink:type="simple" xlink:show="embed" xlink:actuate="onLoad"/></draw:frame></text:span><text:span text:style-name="T35">e </text:span><text:span text:style-name="T35"><draw:frame draw:style-name="fr1" draw:name="Object45" text:anchor-type="as-char" svg:y="-0.172in" svg:width="0.2272in" svg:height="0.2327in" draw:z-index="6"><draw:object xlink:href="./Object 45" xlink:type="simple" xlink:show="embed" xlink:actuate="onLoad"/><draw:image xlink:href="./ObjectReplacements/Object 45" xlink:type="simple" xlink:show="embed" xlink:actuate="onLoad"/></draw:frame></text:span><text:span text:style-name="T35"><text:s/>sono </text:span><text:span text:style-name="T102">matrici</text:span><text:span text:style-name="T35"> nelle quali </text:span><text:span text:style-name="T102">per ogni commodity </text:span><text:span text:style-name="T35">un solo elemento ha valore </text:span><text:span text:style-name="T35"><draw:frame draw:style-name="fr1" draw:name="Object46" text:anchor-type="as-char" svg:y="-0.1484in" svg:width="0.1618in" svg:height="0.1839in" draw:z-index="7"><draw:object xlink:href="./Object 46" xlink:type="simple" xlink:show="embed" xlink:actuate="onLoad"/><draw:image xlink:href="./ObjectReplacements/Object 46" xlink:type="simple" xlink:show="embed" xlink:actuate="onLoad"/></draw:frame></text:span><text:span text:style-name="T35"><text:s/>(rispettivamente origine e destinazione) e tutti gli altri </text:span><text:span text:style-name="T35"><draw:frame draw:style-name="fr1" draw:name="Object47" text:anchor-type="as-char" svg:y="-0.1484in" svg:width="0.1661in" svg:height="0.1839in" draw:z-index="8"><draw:object xlink:href="./Object 47" xlink:type="simple" xlink:show="embed" xlink:actuate="onLoad"/><draw:image xlink:href="./ObjectReplacements/Object 47" xlink:type="simple" xlink:show="embed" xlink:actuate="onLoad"/></draw:frame></text:span><text:span text:style-name="T35">.</text:span></text:p>
      <text:p text:style-name="P39">A questo punto trascrivere [1b’’] è immediato: </text:p>
      <text:p text:style-name="P77">subject to Flow {z in COMMODITIES, x in YARDS}: sum {y in YARDS} Commodity[z, x, y] - sum {y in YARDS} Commodity[z, y, x] = origin[z, x] - destination[z, x];</text:p>
      <text:p text:style-name="P41"><text:span text:style-name="T79">P</text:span>er completezza aggiungiamo <text:span text:style-name="T80">dei</text:span> <text:span text:style-name="T80">vincoli ai parametri:</text:span></text:p>
      <text:list text:style-name="L6">
        <text:list-item>
          <text:p text:style-name="P89">Una sola origine e destinazione: </text:p>
          <text:p text:style-name="P91">(nb. <text:span text:style-name="T85">o</text:span>rigin e destination sono definiti come interi)</text:p>
        </text:list-item>
      </text:list>
      <text:p text:style-name="P76">check {z in COMMODITIES}: sum {x in YARDS} origin[z, x] = 1;</text:p>
      <text:p text:style-name="P76">check {z in COMMODITIES}: sum {x in YARDS} destination[z, x] = 1;</text:p>
      <text:list text:style-name="L7">
        <text:list-item>
          <text:p text:style-name="P90">Lo yard to partenza e destinazione devono essere differenti:</text:p>
          <text:p text:style-name="P92">(lo si evince dal rhs di [1b]: per <draw:frame draw:style-name="fr1" draw:name="Object48" text:anchor-type="as-char" svg:y="-0.1484in" svg:width="0.5075in" svg:height="0.2091in" draw:z-index="9"><draw:object xlink:href="./Object 48" xlink:type="simple" xlink:show="embed" xlink:actuate="onLoad"/><draw:image xlink:href="./ObjectReplacements/Object 48" xlink:type="simple" xlink:show="embed" xlink:actuate="onLoad"/></draw:frame><text:s/>la funzione non è definita)</text:p>
        </text:list-item>
      </text:list>
      <text:p text:style-name="P78">check {z in COMMODITIES, x in YARDS}: origin[z, x] + destination[z, x] &lt;= 1;</text:p>
      <text:p text:style-name="P78"/>
      <text:p text:style-name="P43">Nota: <text:span text:style-name="T23">[1b’’] al contrario di [1b’] è definita anche nel caso </text:span><text:span text:style-name="T23"><draw:frame draw:style-name="fr1" draw:name="Object54" text:anchor-type="as-char" svg:y="-0.1484in" svg:width="0.5075in" svg:height="0.2091in" draw:z-index="1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3">, caso che abbiamo comunque escuso grazie al precedente check.</text:span></text:p>
      <text:p text:style-name="P42"/>
      <text:p text:style-name="P31"><text:span text:style-name="T17">3</text:span><text:span text:style-name="T15">. Vincolo 1</text:span><text:span text:style-name="T17">c</text:span><text:span text:style-name="T2"><text:line-break/><text:line-break/></text:span><text:span text:style-name="T30">Dato il punto 1 il vincolo </text:span><text:span text:style-name="T31"><draw:frame draw:style-name="fr1" draw:name="Object37" text:anchor-type="as-char" svg:y="-0.1701in" svg:width="1.5917in" svg:height="0.3598in" draw:z-index="1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5">[</text:span><text:span text:style-name="T31">1c</text:span><text:span text:style-name="T25">] </text:span><text:span text:style-name="T30">può essere riscritto come </text:span><text:span text:style-name="T31"><draw:frame draw:style-name="fr1" draw:name="Object38" text:anchor-type="as-char" svg:y="-0.1701in" svg:width="1.2417in" svg:height="0.339in" draw:z-index="1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5">[</text:span><text:span text:style-name="T31">1c’</text:span><text:span text:style-name="T25">], </text:span><text:span text:style-name="T30">nel caso </text:span><text:span text:style-name="T30"><draw:frame draw:style-name="fr1" draw:name="Object39" text:anchor-type="as-char" svg:y="-0.1484in" svg:width="0.3437in" svg:height="0.1839in" draw:z-index="10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/></text:span><text:span text:style-name="T32">considera i track destinati ai self-loop.<text:line-break/></text:span><text:span text:style-name="T37">Il vincolo [1c’] può essere riscritto direttamente in AMPL:</text:span></text:p>
      <text:p text:style-name="P32"><text:span text:style-name="T83">subject to Capacity1 {x in YARDS}: sum {y in YARDS} Track[x, y] &lt;= track[x];</text:span><text:span text:style-name="T2"><text:line-break/></text:span></text:p>
      <text:p text:style-name="P22"><text:span text:style-name="T18">4</text:span><text:span text:style-name="T15">. Vincolo 1</text:span><text:span text:style-name="T18">d</text:span><text:span text:style-name="T2"><text:line-break/><text:line-break/></text:span><text:span text:style-name="T30">Dato il punto 1 il vincolo </text:span><text:span text:style-name="T25"><draw:frame draw:style-name="fr1" draw:name="Object40" text:anchor-type="as-char" svg:y="-0.172in" svg:width="2.8807in" svg:height="0.3402in" draw:z-index="1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9">[</text:span><text:span text:style-name="T31">1</text:span><text:span text:style-name="T32">d</text:span><text:span text:style-name="T25">] </text:span><text:span text:style-name="T30">può essere riscritto come </text:span><text:span text:style-name="T25"><draw:frame draw:style-name="fr1" draw:name="Object41" text:anchor-type="as-char" svg:y="-0.172in" svg:width="4.9638in" svg:height="0.3402in" draw:z-index="2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9">[</text:span><text:span text:style-name="T31">1</text:span><text:span text:style-name="T32">d</text:span><text:span text:style-name="T31">’</text:span><text:span text:style-name="T25">] </text:span><text:span text:style-name="T39">e</text:span><text:span text:style-name="T25"> </text:span><text:span text:style-name="T30">nel caso </text:span><text:span text:style-name="T30"><draw:frame draw:style-name="fr1" draw:name="Object42" text:anchor-type="as-char" svg:y="-0.1484in" svg:width="0.3437in" svg:height="0.1839in" draw:z-index="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0"><text:s/></text:span><text:span text:style-name="T32">considera i car ed i track destinati ai self-loop.</text:span></text:p>
      <text:p text:style-name="P26"><text:span text:style-name="T37">Il vincolo [1</text:span><text:span text:style-name="T38">d</text:span><text:span text:style-name="T37">’] può essere riscritto direttamente in AMPL:</text:span></text:p>
      <text:p text:style-name="P23"><text:span text:style-name="T84">subject to Capacity2 {x in YARDS, y in YARDS}: sum {z in COMMODITIES} Commodity[z, x, y] * car[z] * car_length[z] &lt;= Track[x, y] * track_length[x]</text:span><text:span text:style-name="T32">;</text:span></text:p>
      <text:p text:style-name="P40"/>
      <text:p text:style-name="P24"><text:span text:style-name="T20">5</text:span><text:span text:style-name="T16">. </text:span><text:span text:style-name="T20">Vincolo</text:span><text:span text:style-name="T19"> 1</text:span><text:span text:style-name="T22">e</text:span></text:p>
      <text:p text:style-name="P79"><text:span text:style-name="T57">Il vincolo</text:span><text:span text:style-name="T58"> </text:span><text:span text:style-name="T58"><draw:frame draw:style-name="fr1" draw:name="Object49" text:anchor-type="as-char" svg:y="-0.172in" svg:width="2.6689in" svg:height="0.2327in" draw:z-index="21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9">[</text:span><text:span text:style-name="T58">1</text:span><text:span text:style-name="T57">e</text:span><text:span text:style-name="T58">] </text:span><text:span text:style-name="T60">significa che il numero di binari </text:span><text:span text:style-name="T61">dello yard <text:s/></text:span><text:span text:style-name="T61"><draw:frame draw:style-name="fr1" draw:name="Object50" text:anchor-type="as-char" svg:y="-0.1484in" svg:width="0.1283in" svg:height="0.1839in" draw:z-index="22"><draw:object xlink:href="./Object 50" xlink:type="simple" xlink:show="embed" xlink:actuate="onLoad"/><draw:image xlink:href="./ObjectReplacements/Object 50" xlink:type="simple" xlink:show="embed" xlink:actuate="onLoad"/></draw:frame></text:span><text:span text:style-name="T61"><text:s text:c="2"/></text:span><text:span text:style-name="T60">assegnati al blocco <text:s/></text:span><text:span text:style-name="T60"><draw:frame draw:style-name="fr1" draw:name="Object56" text:anchor-type="as-char" svg:y="-0.152in" svg:width="0.4083in" svg:height="0.1992in" draw:z-index="23"><draw:object xlink:href="./Object 56" xlink:type="simple" xlink:show="embed" xlink:actuate="onLoad"/><draw:image xlink:href="./ObjectReplacements/Object 56" xlink:type="simple" xlink:show="embed" xlink:actuate="onLoad"/></draw:frame></text:span><text:span text:style-name="T60"><text:s text:c="2"/>deve essere un numero </text:span><text:span text:style-name="T63">naturale</text:span><text:span text:style-name="T60"> </text:span><text:span text:style-name="T63">[1e’] </text:span><text:span text:style-name="T60">e che </text:span><text:span text:style-name="T61">la variabile decisionale </text:span><text:span text:style-name="T67"><draw:frame draw:style-name="fr1" draw:name="Object57" text:anchor-type="as-char" svg:y="-0.172in" svg:width="0.228in" svg:height="0.2327in" draw:z-index="24"><draw:object xlink:href="./Object 57" xlink:type="simple" xlink:show="embed" xlink:actuate="onLoad"/><draw:image xlink:href="./ObjectReplacements/Object 57" xlink:type="simple" xlink:show="embed" xlink:actuate="onLoad"/></draw:frame></text:span><text:span text:style-name="T67">può avere solamente valore <text:s/></text:span><text:span text:style-name="T67"><draw:frame draw:style-name="fr1" draw:name="Object58" text:anchor-type="as-char" svg:y="-0.1484in" svg:width="0.1618in" svg:height="0.1839in" draw:z-index="25"><draw:object xlink:href="./Object 58" xlink:type="simple" xlink:show="embed" xlink:actuate="onLoad"/><draw:image xlink:href="./ObjectReplacements/Object 58" xlink:type="simple" xlink:show="embed" xlink:actuate="onLoad"/></draw:frame></text:span><text:span text:style-name="T67"><text:s text:c="2"/>o </text:span><text:span text:style-name="T67"><draw:frame draw:style-name="fr1" draw:name="Object59" text:anchor-type="as-char" svg:y="-0.1484in" svg:width="0.1661in" svg:height="0.1839in" draw:z-index="26"><draw:object xlink:href="./Object 59" xlink:type="simple" xlink:show="embed" xlink:actuate="onLoad"/><draw:image xlink:href="./ObjectReplacements/Object 59" xlink:type="simple" xlink:show="embed" xlink:actuate="onLoad"/></draw:frame></text:span><text:span text:style-name="T68">[1e’’]</text:span><text:span text:style-name="T62">.</text:span></text:p>
      <text:p text:style-name="P33"><text:span text:style-name="T90">Il vincolo [1e’]</text:span><text:span text:style-name="T86"> può essere </text:span><text:span text:style-name="T90">inserito nel modello direttamente nella dichiarazione della variabile</text:span><text:span text:style-name="T86">:</text:span></text:p>
      <text:p text:style-name="P73">var Commodity {COMMODITIES, YARDS, YARDS} integer &gt;= 0 &lt;= 1;</text:p>
      <text:p text:style-name="P34"><text:span text:style-name="T91">Lo stesso per il vincolo</text:span><text:span text:style-name="T90"> [1e’</text:span><text:span text:style-name="T91">’</text:span><text:span text:style-name="T90">]</text:span><text:span text:style-name="T86">:</text:span></text:p>
      <text:p text:style-name="P74">var Track {YARDS, YARDS} integer &gt;= 0;</text:p>
      <text:p text:style-name="P3"/>
      <text:p text:style-name="P24"><text:soft-page-break/><text:span text:style-name="T20">6</text:span><text:span text:style-name="T16">. </text:span><text:span text:style-name="T19">Funzione obiettivo 1</text:span><text:span text:style-name="T21">a</text:span></text:p>
      <text:p text:style-name="P25"><text:span text:style-name="T88">Dato i</text:span><text:span text:style-name="T89">l</text:span><text:span text:style-name="T88"> punto 1,</text:span><text:span text:style-name="T88"><draw:frame draw:style-name="fr1" draw:name="Object51" text:anchor-type="as-char" svg:y="-0.172in" svg:width="3.0201in" svg:height="0.361in" draw:z-index="1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8">[1a] può essere riscritta come</text:span><text:span text:style-name="T87"> </text:span><text:span text:style-name="T87"><draw:frame draw:style-name="fr1" draw:name="Object52" text:anchor-type="as-char" svg:y="-0.172in" svg:width="4.9508in" svg:height="0.3402in" draw:z-index="1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7"><text:s/></text:span><text:span text:style-name="T89">[1a’].</text:span></text:p>
      <text:p text:style-name="P36"><text:span text:style-name="T89">S</text:span><text:span text:style-name="T86">tiamo anche in questo caso prendendo in considerazione il caso </text:span><text:span text:style-name="T86"><draw:frame draw:style-name="fr1" draw:name="Object55" text:anchor-type="as-char" svg:y="-0.1484in" svg:width="0.3437in" svg:height="0.1839in" draw:z-index="12"><draw:object xlink:href="./Object 55" xlink:type="simple" xlink:show="embed" xlink:actuate="onLoad"/><draw:image xlink:href="./ObjectReplacements/Object 55" xlink:type="simple" xlink:show="embed" xlink:actuate="onLoad"/></draw:frame></text:span><text:span text:style-name="T86"><text:s/>di cui parleremo nel punto 6.a.</text:span></text:p>
      <text:p text:style-name="P57">La funzione [1a’] può essere riscritta direttamente in AMPL:</text:p>
      <text:p text:style-name="P75">minimize Costs: sum {z in COMMODITIES, x in YARDS, y in YARDS} (Commodity[z, x, y] * car[z] * reclassification_cost + Commodity[z, x, y] * car[z] * <text:span text:style-name="T133">transport_km_cost</text:span> * distance[x, y]);</text:p>
      <text:p text:style-name="P4"/>
      <text:p text:style-name="P4"/>
      <text:p text:style-name="P4"/>
      <text:p text:style-name="P5"><text:span text:style-name="T117">6</text:span><text:span text:style-name="T118">.</text:span><text:span text:style-name="T119">a.</text:span><text:span text:style-name="T118"> </text:span><text:span text:style-name="T120">Self-loop</text:span></text:p>
      <text:p text:style-name="P27"><text:span text:style-name="T98">Dato che la funzione obiettivo minimizza i costi </text:span><text:span text:style-name="T92">non ci saranno self-loop nelle soluzioni ottime (potrebbero nel caso in cui i parametri siano particolari es: costi nulli) ma il modello originale non li ammette quindi aggiungiamo il seguente vincolo </text:span><text:span text:style-name="T93">per non permetterli</text:span><text:span text:style-name="T92">:</text:span><text:span text:style-name="T92"><draw:frame draw:style-name="fr1" draw:name="Object60" text:anchor-type="as-char" svg:y="-0.1484in" svg:width="1.0307in" svg:height="0.2091in" draw:z-index="16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94">[6.a]</text:span></text:p>
      <text:p text:style-name="P35"><text:span text:style-name="T94">Il vincolo</text:span><text:span text:style-name="T86"> [</text:span><text:span text:style-name="T94">6.a</text:span><text:span text:style-name="T86">] può essere riscritt</text:span><text:span text:style-name="T94">o</text:span><text:span text:style-name="T86"> direttamente in AMPL:</text:span></text:p>
      <text:p text:style-name="P66">subject to SelfLoop {x in YARDS}: Track[x, x] = 0;</text:p>
      <text:p text:style-name="P66"/>
      <text:p text:style-name="P7"><text:span text:style-name="T117">6</text:span><text:span text:style-name="T118">.</text:span><text:span text:style-name="T122">b</text:span><text:span text:style-name="T119">.</text:span><text:span text:style-name="T118"> </text:span><text:span text:style-name="T123">Multi-origine e multi-destinazione</text:span></text:p>
      <text:p text:style-name="P28"><text:span text:style-name="T92">Da</text:span><text:span text:style-name="T96">l</text:span><text:span text:style-name="T92">la</text:span><text:span text:style-name="T98"> funzione ob</text:span><text:span text:style-name="T99">iettivo si evince che il modello </text:span><text:span text:style-name="T96">non </text:span><text:span text:style-name="T99">pu</text:span><text:span text:style-name="T96">ò</text:span><text:span text:style-name="T99"> </text:span><text:span text:style-name="T96">ammettere due o più origini per la stessa</text:span><text:span text:style-name="T99"> </text:span><text:span text:style-name="T96">commodity in quanto per ogni origine la prima sommatoria di [1a] calcolerebbe il costo di riclassificazione per tutte le car e non solamente le car di quella specifica origine (che tra le altre cose </text:span><text:span text:style-name="T97">non è neppure un parametro definito nel modello</text:span><text:span text:style-name="T96">). </text:span><text:span text:style-name="T97">Stesso ragionamento per la multi-destinazione.</text:span><text:span text:style-name="T96"> </text:span><text:span text:style-name="T97">Q</text:span><text:span text:style-name="T92">uindi aggiungiamo i seguent</text:span><text:span text:style-name="T97">i</text:span><text:span text:style-name="T92"> </text:span><text:span text:style-name="T97">check</text:span><text:span text:style-name="T92"> </text:span><text:span text:style-name="T93">per non permetterli </text:span><text:span text:style-name="T97">nei parametri di input</text:span><text:span text:style-name="T89">:</text:span></text:p>
      <text:p text:style-name="P67">check {z in COMMODITIES}: sum {x in YARDS} origin[z, x] = 1;</text:p>
      <text:p text:style-name="P67">check {z in COMMODITIES}: sum {x in YARDS} destination[z, x] = 1;</text:p>
      <text:p text:style-name="P66"/>
      <text:p text:style-name="P14"><text:span text:style-name="T69">Nota</text:span><text:span text:style-name="T70">: </text:span><text:span text:style-name="T69">originariamente era stata predisposta la variabile </text:span><text:span text:style-name="T69"><draw:frame draw:style-name="fr1" draw:name="Object61" text:anchor-type="as-char" svg:y="-0.1484in" svg:width="0.228in" svg:height="0.2091in" draw:z-index="17"><draw:object xlink:href="./Object 60" xlink:type="simple" xlink:show="embed" xlink:actuate="onLoad"/><draw:image xlink:href="./ObjectReplacements/Object 60" xlink:type="simple" xlink:show="embed" xlink:actuate="onLoad"/></draw:frame></text:span><text:span text:style-name="T69">, </text:span><text:span text:style-name="T71">ma per i limiti della versione gratuita di AMPL l’ho dovuta rimuovere in quanto non strettamente necessaria.</text:span></text:p>
      <text:p text:style-name="P44"/>
      <text:p text:style-name="P6"><text:span text:style-name="T121">7</text:span><text:span text:style-name="T119">.</text:span><text:span text:style-name="T118"> </text:span><text:span text:style-name="T121">Check impliciti sui parametri</text:span></text:p>
      <text:p text:style-name="P15">(non specificati dal modello originale)</text:p>
      <text:list text:style-name="L8">
        <text:list-item>
          <text:p text:style-name="P93">Che il numero di track per ogni stazione sia un numero naturale positivo:</text:p>
          <text:list>
            <text:list-item>
              <text:list>
                <text:list-header>
                  <text:p text:style-name="P109">param track {YARDS} integer &gt; 0;</text:p>
                </text:list-header>
              </text:list>
            </text:list-item>
          </text:list>
        </text:list-item>
        <text:list-item>
          <text:p text:style-name="P85"><text:span text:style-name="T95">Che la lunghezza dei track sia strettamente positiva</text:span><text:span text:style-name="T86">:</text:span></text:p>
          <text:p text:style-name="P110">param track_length {YARDS} &gt; 0;</text:p>
        </text:list-item>
        <text:list-item>
          <text:p text:style-name="P94"><text:span text:style-name="T150">Che il numero di </text:span><text:span text:style-name="T131">car</text:span><text:span text:style-name="T150"> per ogni </text:span><text:span text:style-name="T131">commodity</text:span><text:span text:style-name="T150"> sia un numero naturale positivo:</text:span></text:p>
          <text:p text:style-name="P111">param car {COMMODITIES} integer &gt; 0;</text:p>
        </text:list-item>
        <text:list-item>
          <text:p text:style-name="P95"><text:span text:style-name="T131">Che la lunghezza dei car sia strettamente positiva</text:span>:</text:p>
          <text:p text:style-name="P111">param car_length {COMMODITIES} &gt; 0;</text:p>
        </text:list-item>
        <text:list-item>
          <text:p text:style-name="P96"><text:span text:style-name="T131">Che il reclassification cost sia strettamente positivo</text:span>:<text:span text:style-name="T130"><text:line-break/></text:span><text:span text:style-name="T81">param reclassification_cost &gt; 0;</text:span></text:p>
        </text:list-item>
        <text:list-item>
          <text:p text:style-name="P96"><text:span text:style-name="T131">Che il </text:span><text:span text:style-name="T109">transport per km</text:span><text:span text:style-name="T132"> cost sia strettamente positivo</text:span>:<text:span text:style-name="T130"><text:line-break/></text:span><text:span text:style-name="T81">param transport_km_cost &gt; 0;</text:span></text:p>
        </text:list-item>
        <text:list-item>
          <text:p text:style-name="P95"><text:span text:style-name="T131">Che la distanza di ogni yard da se stesso sia 0:<text:line-break/></text:span><text:span text:style-name="T81">check {x in YARDS}: distance[x, x] = 0;</text:span></text:p>
        </text:list-item>
        <text:list-item>
          <text:p text:style-name="P97"><text:span text:style-name="T131">Che la distanza tra gli yard sia strettamente positiva:<text:line-break/></text:span><text:span text:style-name="T81">check {x in YARDS, y in YARDS: x != y}: distance[x, y] &gt; 0;</text:span></text:p>
        </text:list-item>
      </text:list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2">Lettura Risultati</text:p>
      <text:p text:style-name="P10"><text:span text:style-name="T104">8</text:span><text:span text:style-name="T119">.</text:span><text:span text:style-name="T118"> </text:span><text:span text:style-name="T129">Soluzione ottima</text:span></text:p>
      <text:p text:style-name="P58"><text:span text:style-name="T135">D</text:span>ato <text:span text:style-name="T23">che</text:span><text:span text:style-name="T40">:</text:span></text:p>
      <text:list text:style-name="L9">
        <text:list-item>
          <text:p text:style-name="P98">tutti gli yard sono direttamente collegati fra loro</text:p>
        </text:list-item>
        <text:list-item>
          <text:p text:style-name="P112"><text:span text:style-name="T65">non vi sono problemi di utilizzo superiore alla capacità </text:span><text:span text:style-name="T66">(ed in questo caso non ci sarebbe soluzione)</text:span></text:p>
        </text:list-item>
      </text:list>
      <text:p text:style-name="P64"><text:span text:style-name="T65">S</text:span><text:span text:style-name="T64">i può notare che l’unico motivo per cui una commodity non dovrebbe passare per </text:span></text:p>
      <text:p text:style-name="P81"><text:span text:style-name="T77">i</text:span><text:span text:style-name="T41">l blocco che va direttamente dall’origine alla destinazione è perché esistono dei blocchi da cui passare che hanno una distanza così inferiore che nonostante i costi di riclassificazione </text:span><text:span text:style-name="T75">quel</text:span><text:span text:style-name="T41"> </text:span><text:span text:style-name="T72">per</text:span><text:span text:style-name="T76">c</text:span><text:span text:style-name="T72">orso</text:span><text:span text:style-name="T41"> rima</text:span><text:span text:style-name="T75">rrebbe</text:span><text:span text:style-name="T41"> il più economico.</text:span></text:p>
      <text:p text:style-name="P48">Con un set di dati così piccolo possiamo notare <text:span text:style-name="T108">facilmente </text:span>che il caso migliore è proprio quello di usare i blocchi diretti, <text:span text:style-name="T145">cioé:<text:line-break/></text:span><text:span text:style-name="T145"><draw:frame draw:style-name="fr1" draw:name="Object83" text:anchor-type="as-char" svg:y="-0.5543in" svg:width="7.4874in" svg:height="1.0492in" draw:z-index="34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line-break/><text:span text:style-name="T146">che corrisponde al risutato dato dal risolutore in AMPL.</text:span></text:p>
      <text:p text:style-name="P49"/>
      <text:p text:style-name="P8"><text:span text:style-name="T104">9</text:span><text:span text:style-name="T119">.</text:span><text:span text:style-name="T118"> </text:span><text:span text:style-name="T124">Commodity[z, x, y]</text:span></text:p>
      <text:p text:style-name="P80"><text:span text:style-name="T74">P</text:span><text:span text:style-name="T77">ren</text:span><text:span text:style-name="T78">d</text:span><text:span text:style-name="T77">iamo per esempio Commodity[1, x, y]</text:span><text:span text:style-name="T73"> </text:span><text:span text:style-name="T77">cioè la tabella che mostra il viaggio della commodity 1 nella nostra soluzione ottima.</text:span></text:p>
      <text:p text:style-name="P50"/>
      <text:p text:style-name="P72"># $3 = Commodity[1,x,y].ub</text:p>
      <text:p text:style-name="P72">: <text:s text:c="2"/>Commodity[1,x,y].lb Commodity[1,x,y] <text:s/>$3 Commodity[1,x,y].rc <text:s text:c="3"/>:=</text:p>
      <text:p text:style-name="P72">A A <text:s text:c="10"/>0 <text:s text:c="16"/>0 <text:s text:c="9"/>0 <text:s text:c="10"/>900</text:p>
      <text:p text:style-name="P72">A B <text:s text:c="10"/>0 <text:s text:c="16"/>0 <text:s text:c="9"/>1 <text:s text:c="6"/>9451.08</text:p>
      <text:p text:style-name="P72">A C <text:s text:c="10"/>0 <text:s text:c="16"/>0 <text:s text:c="9"/>1 <text:s text:c="6"/>13166.6</text:p>
      <text:p text:style-name="P72">A D <text:s text:c="10"/>0 <text:s text:c="16"/>0 <text:s text:c="9"/>1 <text:s text:c="6"/>12404.9</text:p>
      <text:p text:style-name="P72">B A <text:s text:c="10"/>0 <text:s text:c="16"/>0 <text:s text:c="9"/>1 <text:s text:c="6"/>9451.08</text:p>
      <text:p text:style-name="P72">B B <text:s text:c="10"/>0 <text:s text:c="16"/>0 <text:s text:c="9"/>0 <text:s text:c="10"/>900</text:p>
      <text:p text:style-name="P72">B C <text:s text:c="10"/>0 <text:s text:c="16"/>1 <text:s text:c="9"/>1 <text:s text:c="6"/>14341.1</text:p>
      <text:p text:style-name="P72">B D <text:s text:c="10"/>0 <text:s text:c="16"/>0 <text:s text:c="9"/>1 <text:s text:c="6"/>20816.6</text:p>
      <text:p text:style-name="P72">C A <text:s text:c="10"/>0 <text:s text:c="16"/>0 <text:s text:c="9"/>1 <text:s text:c="6"/>13132.1</text:p>
      <text:p text:style-name="P72">C B <text:s text:c="10"/>0 <text:s text:c="16"/>0 <text:s text:c="9"/>1 <text:s text:c="6"/>14341.1</text:p>
      <text:p text:style-name="P72">C C <text:s text:c="10"/>0 <text:s text:c="16"/>0 <text:s text:c="9"/>0 <text:s text:c="10"/>900</text:p>
      <text:p text:style-name="P72">C D <text:s text:c="10"/>0 <text:s text:c="16"/>0 <text:s text:c="9"/>1 <text:s text:c="6"/>16196.9</text:p>
      <text:p text:style-name="P72">D A <text:s text:c="10"/>0 <text:s text:c="16"/>0 <text:s text:c="9"/>1 <text:s text:c="6"/>12404.9</text:p>
      <text:p text:style-name="P72">D B <text:s text:c="10"/>0 <text:s text:c="16"/>0 <text:s text:c="9"/>1 <text:s text:c="6"/>20816.6</text:p>
      <text:p text:style-name="P72">D C <text:s text:c="10"/>0 <text:s text:c="16"/>0 <text:s text:c="9"/>1 <text:s text:c="6"/>16196.9</text:p>
      <text:p text:style-name="P72">D D <text:s text:c="10"/>0 <text:s text:c="16"/>0 <text:s text:c="9"/>0 <text:s text:c="10"/>900</text:p>
      <text:p text:style-name="P80"><text:soft-page-break/><text:span text:style-name="T82">;</text:span><text:span text:style-name="T134"> </text:span></text:p>
      <text:p text:style-name="P80"/>
      <text:p text:style-name="P55">Notiamo che: </text:p>
      <text:list xml:id="list2942254305" text:style-name="L10">
        <text:list-item>
          <text:p text:style-name="P99"><text:span text:style-name="T5">Commodity[1,x,y]</text:span><text:span text:style-name="T134">, che è la variabile, ha valore 1 per </text:span><text:span text:style-name="T5">Commodity[1,</text:span><text:span text:style-name="T6">B</text:span><text:span text:style-name="T5">,</text:span><text:span text:style-name="T6">C</text:span><text:span text:style-name="T5">] </text:span><text:span text:style-name="T136">che è in effetti il percoso più economico sia localmente che globalmente.</text:span></text:p>
        </text:list-item>
        <text:list-item>
          <text:p text:style-name="P107"><text:span text:style-name="T134">Commodity[1,x,y].lb</text:span><text:span text:style-name="T113"> </text:span><text:span text:style-name="T114">e </text:span><text:span text:style-name="T134">Commodity[1,x,y].ub</text:span><text:span text:style-name="T114">, che sono rispettivamente upper bound e lower bound possibili della variabile. Nel caso di self-loop a causa del vincolo imposto hanno entrambi valore </text:span><text:span text:style-name="T114"><draw:frame draw:style-name="fr1" draw:name="Object67" text:anchor-type="as-char" svg:y="-0.1484in" svg:width="0.1661in" svg:height="0.1839in" draw:z-index="27"><draw:object xlink:href="./Object 67" xlink:type="simple" xlink:show="embed" xlink:actuate="onLoad"/><draw:image xlink:href="./ObjectReplacements/Object 67" xlink:type="simple" xlink:show="embed" xlink:actuate="onLoad"/></draw:frame></text:span><text:span text:style-name="T114">, in tutti gli altri casi invece, hanno rispettivamente valore </text:span><text:span text:style-name="T114"><draw:frame draw:style-name="fr1" draw:name="Object72" text:anchor-type="as-char" svg:y="-0.1484in" svg:width="0.1661in" svg:height="0.1839in" draw:z-index="28"><draw:object xlink:href="./Object 72" xlink:type="simple" xlink:show="embed" xlink:actuate="onLoad"/><draw:image xlink:href="./ObjectReplacements/Object 72" xlink:type="simple" xlink:show="embed" xlink:actuate="onLoad"/></draw:frame></text:span><text:span text:style-name="T114"><text:s/>e </text:span><text:span text:style-name="T114"><draw:frame draw:style-name="fr1" draw:name="Object73" text:anchor-type="as-char" svg:y="-0.1484in" svg:width="0.1618in" svg:height="0.1839in" draw:z-index="29"><draw:object xlink:href="./Object 73" xlink:type="simple" xlink:show="embed" xlink:actuate="onLoad"/><draw:image xlink:href="./ObjectReplacements/Object 73" xlink:type="simple" xlink:show="embed" xlink:actuate="onLoad"/></draw:frame></text:span><text:span text:style-name="T114"><text:s/>in quanto variabili decisionali.</text:span></text:p>
        </text:list-item>
        <text:list-item>
          <text:p text:style-name="P100"><text:span text:style-name="T5">Commodity[1,x,y].</text:span><text:span text:style-name="T7">rc</text:span><text:span text:style-name="T137">, che rappresenta i costi ridotti (una interpretazione è di quanto </text:span><text:span text:style-name="T8">varia</text:span><text:span text:style-name="T138"> il valore della soluzione ottima aumentando la variabile di una unità), ha valore </text:span><text:span text:style-name="T138"><draw:frame draw:style-name="fr1" draw:name="Object74" text:anchor-type="as-char" svg:y="-0.1484in" svg:width="0.3335in" svg:height="0.1839in" draw:z-index="30"><draw:object xlink:href="./Object 74" xlink:type="simple" xlink:show="embed" xlink:actuate="onLoad"/><draw:image xlink:href="./ObjectReplacements/Object 74" xlink:type="simple" xlink:show="embed" xlink:actuate="onLoad"/></draw:frame></text:span><text:span text:style-name="T138"><text:s/>in corrispondenza dei self-loop (infatti non c’è costo di trasporto ma solamente di riclassificazione – dato che il costo di riclassificazione e il numero di car sono costanti - il valore </text:span><text:span text:style-name="T138"><draw:frame draw:style-name="fr1" draw:name="Object75" text:anchor-type="as-char" svg:y="-0.1484in" svg:width="0.9472in" svg:height="0.1839in" draw:z-index="31"><draw:object xlink:href="./Object 75" xlink:type="simple" xlink:show="embed" xlink:actuate="onLoad"/><draw:image xlink:href="./ObjectReplacements/Object 75" xlink:type="simple" xlink:show="embed" xlink:actuate="onLoad"/></draw:frame></text:span><text:span text:style-name="T138"><text:s/>è costante in tutti i self-loop)</text:span></text:p>
        </text:list-item>
      </text:list>
      <text:p text:style-name="P47"><text:span text:style-name="T139">Per capire meglio </text:span>calcol<text:span text:style-name="T140">iamo</text:span> il valore del costo ridotto <text:span text:style-name="T5">Commodity[1,</text:span><text:span text:style-name="T4">B</text:span><text:span text:style-name="T5">,</text:span><text:span text:style-name="T4">A</text:span><text:span text:style-name="T5">].</text:span><text:span text:style-name="T4">rc</text:span><text:span text:style-name="T9">:</text:span> <draw:frame draw:style-name="fr1" draw:name="Object76" text:anchor-type="as-char" svg:y="-0.1484in" svg:width="1.9043in" svg:height="0.1839in" draw:z-index="32"><draw:object xlink:href="./Object 76" xlink:type="simple" xlink:show="embed" xlink:actuate="onLoad"/><draw:image xlink:href="./ObjectReplacements/Object 76" xlink:type="simple" xlink:show="embed" xlink:actuate="onLoad"/></draw:frame>. </text:p>
      <text:p text:style-name="P47"/>
      <text:p text:style-name="P9"><text:span text:style-name="T129">1</text:span><text:span text:style-name="T105">0</text:span><text:span text:style-name="T119">.</text:span><text:span text:style-name="T118"> </text:span><text:span text:style-name="T124">Track[x, y]</text:span></text:p>
      <text:p text:style-name="P51"/>
      <text:p text:style-name="P68">: <text:s text:c="2"/>Track.lb Track Track.ub Track.rc <text:s text:c="3"/>:=</text:p>
      <text:p text:style-name="P68">A A <text:s text:c="4"/>0 <text:s text:c="6"/>0 <text:s text:c="6"/>0 <text:s text:c="6"/>0</text:p>
      <text:p text:style-name="P68">A B <text:s text:c="4"/>0 <text:s text:c="6"/>2 <text:s text:c="5"/>28 <text:s text:c="6"/>0</text:p>
      <text:p text:style-name="P68">A C <text:s text:c="4"/>0 <text:s text:c="6"/>1 <text:s text:c="5"/>28 <text:s text:c="6"/>0</text:p>
      <text:p text:style-name="P68">A D <text:s text:c="4"/>0 <text:s text:c="6"/>1 <text:s text:c="5"/>28 <text:s text:c="6"/>0</text:p>
      <text:p text:style-name="P68">B A <text:s text:c="4"/>0 <text:s text:c="6"/>1 <text:s text:c="5"/>45 <text:s text:c="6"/>0</text:p>
      <text:p text:style-name="P68">B B <text:s text:c="4"/>0 <text:s text:c="6"/>0 <text:s text:c="6"/>0 <text:s text:c="6"/>0</text:p>
      <text:p text:style-name="P68">B C <text:s text:c="4"/>0 <text:s text:c="6"/>1 <text:s text:c="5"/>45 <text:s text:c="6"/>0</text:p>
      <text:p text:style-name="P68">B D <text:s text:c="4"/>0 <text:s text:c="6"/>0 <text:s text:c="5"/>45 <text:s text:c="6"/>0</text:p>
      <text:p text:style-name="P68">C A <text:s text:c="4"/>0 <text:s text:c="6"/>1 <text:s text:c="5"/>16 <text:s text:c="6"/>0</text:p>
      <text:p text:style-name="P68">C B <text:s text:c="4"/>0 <text:s text:c="6"/>1 <text:s text:c="5"/>16 <text:s text:c="6"/>0</text:p>
      <text:p text:style-name="P68">C C <text:s text:c="4"/>0 <text:s text:c="6"/>0 <text:s text:c="6"/>0 <text:s text:c="6"/>0</text:p>
      <text:p text:style-name="P68">C D <text:s text:c="4"/>0 <text:s text:c="6"/>0 <text:s text:c="5"/>16 <text:s text:c="6"/>0</text:p>
      <text:p text:style-name="P68">D A <text:s text:c="4"/>0 <text:s text:c="6"/>1 <text:s text:c="5"/>14 <text:s text:c="6"/>0</text:p>
      <text:p text:style-name="P68">D B <text:s text:c="4"/>0 <text:s text:c="6"/>1 <text:s text:c="5"/>14 <text:s text:c="6"/>0</text:p>
      <text:p text:style-name="P68">D C <text:s text:c="4"/>0 <text:s text:c="6"/>0 <text:s text:c="5"/>14 <text:s text:c="6"/>0</text:p>
      <text:p text:style-name="P68">D D <text:s text:c="4"/>0 <text:s text:c="6"/>0 <text:s text:c="6"/>0 <text:s text:c="6"/>0</text:p>
      <text:p text:style-name="P68">;</text:p>
      <text:p text:style-name="P68"/>
      <text:p text:style-name="P56">Notiamo che: </text:p>
      <text:list xml:id="list211459310603190" text:continue-numbering="true" text:style-name="L10">
        <text:list-item>
          <text:p text:style-name="P101"><text:span text:style-name="T103">Track</text:span><text:span text:style-name="T5">[x,y]</text:span><text:span text:style-name="T134">, che è la variabile, nel caso di self-loop a causa del vincolo imposto ha valore </text:span><text:span text:style-name="T134"><draw:frame draw:style-name="fr1" draw:name="Object82" text:anchor-type="as-char" svg:y="-0.1484in" svg:width="0.1661in" svg:height="0.1839in" draw:z-index="39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34">, in tutti gli altri casi assume il valore minimo ammissibile. In effetti il nostro modello non forza la variabile al minimo ammissibile (cioè potrebbero venire assegnati dei track inutilizzati, perché l’assegnazione è “gratis”) semplicemente l’algoritmo di risoluzione ci ha fornito una soluzione di questo tipo.</text:span></text:p>
        </text:list-item>
        <text:list-item>
          <text:p text:style-name="P108"><text:span text:style-name="T141">Track[x,y].lb</text:span><text:span text:style-name="T113"> </text:span><text:span text:style-name="T114">e </text:span><text:span text:style-name="T115">Track</text:span><text:span text:style-name="T134">[x,y].ub</text:span><text:span text:style-name="T114">, che sono rispettivamente upper bound e lower bound possibili della variabile. </text:span><text:span text:style-name="T116">H</text:span><text:span text:style-name="T114">anno rispettivamente valore </text:span><text:span text:style-name="T114"><draw:frame draw:style-name="fr1" draw:name="Object78" text:anchor-type="as-char" svg:y="-0.1484in" svg:width="0.1661in" svg:height="0.1839in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14"><text:s/>e </text:span><text:span text:style-name="T141">track[x]</text:span><text:span text:style-name="T114">.</text:span></text:p>
        </text:list-item>
        <text:list-item>
          <text:p text:style-name="P102"><text:span text:style-name="T10">Track</text:span><text:span text:style-name="T5">[x,y].</text:span><text:span text:style-name="T7">rc</text:span><text:span text:style-name="T137">, che rappresenta i costi ridotti, vale sempre </text:span><text:span text:style-name="T137"><draw:frame draw:style-name="fr1" draw:name="Object77" text:anchor-type="as-char" svg:y="-0.1484in" svg:width="0.1661in" svg:height="0.1839in" draw:z-index="35"><draw:object xlink:href="./Object 77" xlink:type="simple" xlink:show="embed" xlink:actuate="onLoad"/><draw:image xlink:href="./ObjectReplacements/Object 77" xlink:type="simple" xlink:show="embed" xlink:actuate="onLoad"/></draw:frame></text:span><text:span text:style-name="T137"><text:s/>proprio perché l’assegnazione dei track è “gratuita”, non compare direttamente nella funzione obiettivo </text:span><text:span text:style-name="T107">e non abbiamo alcun</text:span><text:span text:style-name="T111">o</text:span><text:span text:style-name="T107"> yard saturo.</text:span></text:p>
          <text:p text:style-name="P103"/>
        </text:list-item>
      </text:list>
      <text:p text:style-name="P11"><text:span text:style-name="T128">1</text:span><text:span text:style-name="T105">1</text:span><text:span text:style-name="T119">.</text:span><text:span text:style-name="T118"> </text:span><text:span text:style-name="T125">Flow</text:span></text:p>
      <text:p text:style-name="P52"/>
      <text:p text:style-name="P69">Flow [*,*]</text:p>
      <text:p text:style-name="P69">: <text:s text:c="2"/>A <text:s text:c="2"/>B <text:s text:c="2"/>C <text:s text:c="2"/>D <text:s text:c="3"/>:=</text:p>
      <text:p text:style-name="P69">1 <text:s text:c="2"/>0 <text:s text:c="2"/>0 <text:s text:c="2"/>0 <text:s text:c="2"/>0</text:p>
      <text:p text:style-name="P69"><text:soft-page-break/>2 <text:s text:c="2"/>0 <text:s text:c="2"/>0 <text:s text:c="2"/>0 <text:s text:c="2"/>0</text:p>
      <text:p text:style-name="P69">3 <text:s text:c="2"/>0 <text:s text:c="2"/>0 <text:s text:c="2"/>0 <text:s text:c="2"/>0</text:p>
      <text:p text:style-name="P69">4 <text:s text:c="2"/>0 <text:s text:c="2"/>0 <text:s text:c="2"/>0 <text:s text:c="2"/>0</text:p>
      <text:p text:style-name="P69">5 <text:s text:c="2"/>0 <text:s text:c="2"/>0 <text:s text:c="2"/>0 <text:s text:c="2"/>0</text:p>
      <text:p text:style-name="P69">6 <text:s text:c="2"/>0 <text:s text:c="2"/>0 <text:s text:c="2"/>0 <text:s text:c="2"/>0</text:p>
      <text:p text:style-name="P69">7 <text:s text:c="2"/>0 <text:s text:c="2"/>0 <text:s text:c="2"/>0 <text:s text:c="2"/>0</text:p>
      <text:p text:style-name="P69">8 <text:s text:c="2"/>0 <text:s text:c="2"/>0 <text:s text:c="2"/>0 <text:s text:c="2"/>0</text:p>
      <text:p text:style-name="P69">9 <text:s text:c="2"/>0 <text:s text:c="2"/>0 <text:s text:c="2"/>0 <text:s text:c="2"/>0</text:p>
      <text:p text:style-name="P69">;</text:p>
      <text:p text:style-name="P69"/>
      <text:list xml:id="list211458912584272" text:continue-numbering="true" text:style-name="L10">
        <text:list-header>
          <text:p text:style-name="P104"><text:span text:style-name="T4">Flow [*,*]</text:span><text:span text:style-name="T134"> rappresenta </text:span><text:span text:style-name="T106">gli shadow price</text:span><text:span text:style-name="T137"> (una interpretazione è di quanto </text:span><text:span text:style-name="T8">varia</text:span><text:span text:style-name="T138"> il valore della soluzione ottima rilassando il vincolo, ovvero permettendo </text:span><text:span text:style-name="T106">il </text:span><text:span text:style-name="T142">right hand side o termine costante di aumentare una unità), è sempre </text:span><text:span text:style-name="T142"><draw:frame draw:style-name="fr1" draw:name="Object79" text:anchor-type="as-char" svg:y="-0.1484in" svg:width="0.1661in" svg:height="0.1839in" draw:z-index="36"><draw:object xlink:href="./Object 79" xlink:type="simple" xlink:show="embed" xlink:actuate="onLoad"/><draw:image xlink:href="./ObjectReplacements/Object 79" xlink:type="simple" xlink:show="embed" xlink:actuate="onLoad"/></draw:frame></text:span><text:span text:style-name="T142"><text:s/>visto che il rilassamento di un vincolo alla volta non permette alle variabili </text:span><text:span text:style-name="T11">Commodity[z, x, y]</text:span><text:span text:style-name="T143"> di variare.</text:span></text:p>
        </text:list-header>
      </text:list>
      <text:p text:style-name="P46"/>
      <text:p text:style-name="P12"><text:span text:style-name="T126">1</text:span><text:span text:style-name="T105">2</text:span><text:span text:style-name="T119">.</text:span><text:span text:style-name="T118"> </text:span><text:span text:style-name="T126">SelfLoop</text:span></text:p>
      <text:p text:style-name="P53"/>
      <text:p text:style-name="P70">SelfLoop [*] :=</text:p>
      <text:p text:style-name="P70">A <text:s/>0</text:p>
      <text:p text:style-name="P70">B <text:s/>0</text:p>
      <text:p text:style-name="P70">C <text:s/>0</text:p>
      <text:p text:style-name="P70">D <text:s/>0</text:p>
      <text:p text:style-name="P70">;</text:p>
      <text:p text:style-name="P70"/>
      <text:list xml:id="list211459171937426" text:continue-numbering="true" text:style-name="L10">
        <text:list-header>
          <text:p text:style-name="P105"><text:span text:style-name="T11">SelfLoop</text:span><text:span text:style-name="T4"> [*]</text:span><text:span text:style-name="T134">, che rappresenta </text:span><text:span text:style-name="T106">gli shadow price</text:span><text:span text:style-name="T138">, è sempre </text:span><text:span text:style-name="T138"><draw:frame draw:style-name="fr1" draw:name="Object80" text:anchor-type="as-char" svg:y="-0.1484in" svg:width="0.1661in" svg:height="0.1839in" draw:z-index="37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38"><text:s/>perché un rilassamento del vincolo può solamente permettere l’assegnazione di track ad un self-loop (ma l’assegnazione di track è gratuita). L’assegnazione di un track ad un self-loop </text:span><text:span text:style-name="T110">consente</text:span><text:span text:style-name="T144"> di avere una commodity che percorre un self-loop – ma non succederebbe mai in una soluzione ottima visto che l’obiettivo è la minimizzazione </text:span><text:span text:style-name="T112">dei costi</text:span><text:span text:style-name="T144">.</text:span></text:p>
        </text:list-header>
      </text:list>
      <text:p text:style-name="P45"/>
      <text:p text:style-name="P13"><text:span text:style-name="T126">1</text:span><text:span text:style-name="T129">3</text:span><text:span text:style-name="T119">.</text:span><text:span text:style-name="T118"> </text:span><text:span text:style-name="T127">Capacity</text:span></text:p>
      <text:p text:style-name="P54"/>
      <text:p text:style-name="P71">Capacity1 [*] :=</text:p>
      <text:p text:style-name="P71">A <text:s/>0</text:p>
      <text:p text:style-name="P71">B <text:s/>0</text:p>
      <text:p text:style-name="P71">C <text:s/>0</text:p>
      <text:p text:style-name="P71">D <text:s/>0</text:p>
      <text:p text:style-name="P71">;</text:p>
      <text:p text:style-name="P71"/>
      <text:p text:style-name="P71">Capacity2 :=</text:p>
      <text:p text:style-name="P71">A A <text:s text:c="2"/>0</text:p>
      <text:p text:style-name="P71">A B <text:s text:c="2"/>0</text:p>
      <text:p text:style-name="P71">A C <text:s text:c="2"/>0</text:p>
      <text:p text:style-name="P71">A D <text:s text:c="2"/>0</text:p>
      <text:p text:style-name="P71">B A <text:s text:c="2"/>0</text:p>
      <text:p text:style-name="P71">B B <text:s text:c="2"/>0</text:p>
      <text:p text:style-name="P71">B C <text:s text:c="2"/>0</text:p>
      <text:p text:style-name="P71">B D <text:s text:c="2"/>0</text:p>
      <text:p text:style-name="P71">C A <text:s text:c="2"/>0</text:p>
      <text:p text:style-name="P71">C B <text:s text:c="2"/>0</text:p>
      <text:p text:style-name="P71">C C <text:s text:c="2"/>0</text:p>
      <text:p text:style-name="P71">C D <text:s text:c="2"/>0</text:p>
      <text:p text:style-name="P71">D A <text:s text:c="2"/>0</text:p>
      <text:p text:style-name="P71">D B <text:s text:c="2"/>0</text:p>
      <text:p text:style-name="P71">D C <text:s text:c="2"/>0</text:p>
      <text:p text:style-name="P71"><text:soft-page-break/>D D <text:s text:c="2"/>0</text:p>
      <text:p text:style-name="P71">;</text:p>
      <text:list xml:id="list211457737355330" text:continue-numbering="true" text:style-name="L10">
        <text:list-header>
          <text:p text:style-name="P106"><text:span text:style-name="T12">Capacity1</text:span><text:span text:style-name="T4"> [*] </text:span><text:span text:style-name="T13">e Capacity2</text:span><text:span text:style-name="T134">, che rappresentano </text:span><text:span text:style-name="T106">gli shadow price</text:span><text:span text:style-name="T138">, sono sempre </text:span><text:span text:style-name="T138"><draw:frame draw:style-name="fr1" draw:name="Object81" text:anchor-type="as-char" svg:y="-0.1484in" svg:width="0.1661in" svg:height="0.1839in" draw:z-index="38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38"><text:s/>perché le capacità degli yard sono ben al di sopra dell’utilizzo dato dai nostri parametri.</text:span></text:p>
        </text:list-header>
      </text:list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165in" fo:margin-right="0.35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1.2$MacOSX_X86_64 LibreOffice_project/3c58a8f3a960df8bc8fd77b461821e42c061c5f0</meta:generator>
    <dc:date>2022-11-18T21:06:37.546258141</dc:date>
    <meta:editing-duration>P1DT19H51M19S</meta:editing-duration>
    <meta:editing-cycles>99</meta:editing-cycles>
    <meta:document-statistic meta:table-count="0" meta:image-count="0" meta:object-count="40" meta:page-count="8" meta:paragraph-count="193" meta:word-count="2458" meta:character-count="15134" meta:non-whitespace-character-count="11712"/>
  </office:meta>
</office:document-meta>
</file>

<file path=Object 34/content.xml><?xml version="1.0" encoding="utf-8"?>
<math xmlns="http://www.w3.org/1998/Math/MathML" display="block">
  <semantics>
    <mrow>
      <mo stretchy="false">∀</mo>
      <mrow>
        <mi>k</mi>
        <mo stretchy="false">∈</mo>
        <mi>K</mi>
      </mrow>
      <mi>,</mi>
      <mrow>
        <mi>n</mi>
        <mo stretchy="false">∈</mo>
        <mi>N</mi>
      </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sup>
                <mi>δ</mi>
                <mrow>
                  <mo stretchy="false">+</mo>
                  <mspace width="0.5em"/>
                </mrow>
              </msup>
            </mrow>
            <mrow>
              <mo fence="true" stretchy="false">(</mo>
              <mrow>
                <mi>n</mi>
              </mrow>
              <mo fence="true" stretchy="false">)</mo>
            </mrow>
          </mrow>
        </munder>
        <msubsup>
          <mi>x</mi>
          <mrow>
            <mi>i</mi>
            <mi>,</mi>
            <mi>j</mi>
          </mrow>
          <mi>k</mi>
        </msubsup>
      </mrow>
      <mi>−</mi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sup>
                  <mi>δ</mi>
                  <mrow>
                    <mo stretchy="false">−</mo>
                    <mspace width="0.5em"/>
                  </mrow>
                </msup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under>
          <msubsup>
            <mi>x</mi>
            <mi mathvariant="italic">ij</mi>
            <mi>k</mi>
          </msubsup>
        </mrow>
        <mo stretchy="false">=</mo>
        <mrow>
          <mo fence="true" stretchy="true">{</mo>
          <mrow>
            <mtable>
              <mtr>
                <mtd>
                  <mrow>
                    <mn>1</mn>
                    <mi>,</mi>
                    <mi mathvariant="italic">if</mi>
                    <mrow>
                      <mi>n</mi>
                      <mo stretchy="false">=</mo>
                      <msub>
                        <mi>o</mi>
                        <mi>k</mi>
                      </msub>
                    </mrow>
                  </mrow>
                </mtd>
              </mtr>
              <mtr>
                <mtd>
                  <mrow>
                    <mn>0</mn>
                    <mi>,</mi>
                    <mi mathvariant="italic">if</mi>
                    <mrow>
                      <mi>n</mi>
                      <mo stretchy="false">≠</mo>
                      <mrow>
                        <msub>
                          <mi>o</mi>
                          <mi>k</mi>
                        </msub>
                        <mo stretchy="false">∧</mo>
                        <mi>n</mi>
                      </mrow>
                      <mo stretchy="false">≠</mo>
                      <msub>
                        <mi>d</mi>
                        <mi>k</mi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  <mi>,</mi>
                    <mi mathvariant="italic">if</mi>
                    <mrow>
                      <mi>n</mi>
                      <mo stretchy="false">=</mo>
                      <msub>
                        <mi>d</mi>
                        <mi>k</mi>
                      </msub>
                    </mrow>
                  </mrow>
                </mtd>
              </mtr>
            </mtable>
          </mrow>
        </mrow>
      </mrow>
    </mrow>
    <annotation encoding="StarMath 5.0">forall k in K, n in N  sum from{(i,j) in δ^{+ ` }(n)} x^{k}_{i,j} − sum from{(i,j) in δ^{- ` }(n)} x^{k}_{ij} =  left lbrace alignl stack{{1, if n = o_k} # { 0, if n &lt;&gt;  o_k and n &lt;&gt; d_k } # { -1, if n = d_k}} right none  </annotation>
  </semantics>
</math>
</file>

<file path=Object 35/content.xml><?xml version="1.0" encoding="utf-8"?>
<math xmlns="http://www.w3.org/1998/Math/MathML" display="block">
  <semantics>
    <mrow>
      <mo stretchy="false">∀</mo>
      <mrow>
        <mi>k</mi>
        <mo stretchy="false">∈</mo>
        <mi>K</mi>
      </mrow>
      <mi>,</mi>
      <mrow>
        <mi>i</mi>
        <mo stretchy="false">∈</mo>
        <mi>N</mi>
      </mrow>
      <mrow>
        <munder>
          <mo stretchy="false">∑</mo>
          <mrow>
            <mi>j</mi>
            <mo stretchy="false">∈</mo>
            <mi>N</mi>
          </mrow>
        </munder>
        <msubsup>
          <mi>x</mi>
          <mi mathvariant="italic">ij</mi>
          <mi>k</mi>
        </msubsup>
      </mrow>
      <mi>−</mi>
      <mrow>
        <mrow>
          <munder>
            <mo stretchy="false">∑</mo>
            <mrow>
              <mi>j</mi>
              <mo stretchy="false">∈</mo>
              <mi>N</mi>
            </mrow>
          </munder>
          <msubsup>
            <mi>x</mi>
            <mi mathvariant="italic">ji</mi>
            <mi>k</mi>
          </msubsup>
        </mrow>
        <mo stretchy="false">=</mo>
        <mrow>
          <mo fence="true" stretchy="true">{</mo>
          <mrow>
            <mtable>
              <mtr>
                <mtd>
                  <mrow>
                    <mn>1</mn>
                    <mi>,</mi>
                    <mi mathvariant="italic">if</mi>
                    <mrow>
                      <mi>i</mi>
                      <mo stretchy="false">=</mo>
                      <msub>
                        <mi>o</mi>
                        <mi>k</mi>
                      </msub>
                    </mrow>
                  </mrow>
                </mtd>
              </mtr>
              <mtr>
                <mtd>
                  <mrow>
                    <mn>0</mn>
                    <mi>,</mi>
                    <mi mathvariant="italic">if</mi>
                    <mrow>
                      <mi>i</mi>
                      <mo stretchy="false">≠</mo>
                      <mrow>
                        <msub>
                          <mi>o</mi>
                          <mi>k</mi>
                        </msub>
                        <mo stretchy="false">∧</mo>
                        <mi>i</mi>
                      </mrow>
                      <mo stretchy="false">≠</mo>
                      <msub>
                        <mi>d</mi>
                        <mi>k</mi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  <mi>,</mi>
                    <mi mathvariant="italic">if</mi>
                    <mrow>
                      <mi>i</mi>
                      <mo stretchy="false">=</mo>
                      <msub>
                        <mi>d</mi>
                        <mi>k</mi>
                      </msub>
                    </mrow>
                  </mrow>
                </mtd>
              </mtr>
            </mtable>
          </mrow>
        </mrow>
      </mrow>
    </mrow>
    <annotation encoding="StarMath 5.0">forall k in K, i in N  sum from{j in N} x^{k}_{ij} − sum from{j in N} x^{k}_{ji} =  left lbrace alignl stack{{1, if i = o_k} # { 0, if i &lt;&gt;  o_k and i &lt;&gt; d_k } # { -1, if i = d_k}} right none </annotation>
  </semantics>
</math>
</file>

<file path=Object 36/content.xml><?xml version="1.0" encoding="utf-8"?>
<math xmlns="http://www.w3.org/1998/Math/MathML" display="block">
  <semantics>
    <mrow>
      <mi>i</mi>
      <mo stretchy="false">=</mo>
      <mi>j</mi>
    </mrow>
    <annotation encoding="StarMath 5.0">i=j</annotation>
  </semantics>
</math>
</file>

<file path=Object 37/content.xml><?xml version="1.0" encoding="utf-8"?>
<math xmlns="http://www.w3.org/1998/Math/MathML" display="block">
  <semantics>
    <mrow>
      <mo stretchy="false">∀</mo>
      <mrow>
        <mi>n</mi>
        <mo stretchy="false">∈</mo>
        <mi>N</mi>
      </mrow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sup>
                  <mi>δ</mi>
                  <mrow>
                    <mo stretchy="false">+</mo>
                    <mspace width="0.5em"/>
                  </mrow>
                </msup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under>
          <msub>
            <mi>y</mi>
            <mi mathvariant="italic">ij</mi>
          </msub>
        </mrow>
        <mo stretchy="false">≤</mo>
        <msub>
          <mi>b</mi>
          <mi>n</mi>
        </msub>
      </mrow>
    </mrow>
    <annotation encoding="StarMath 5.0">forall n in N sum from{(i,j) in δ^{+ ` }(n)} y_{ij} &lt;= b_n</annotation>
  </semantics>
</math>
</file>

<file path=Object 38/content.xml><?xml version="1.0" encoding="utf-8"?>
<math xmlns="http://www.w3.org/1998/Math/MathML" display="block">
  <semantics>
    <mrow>
      <mo stretchy="false">∀</mo>
      <mrow>
        <mi>i</mi>
        <mo stretchy="false">∈</mo>
        <mi>N</mi>
      </mrow>
      <mrow>
        <mrow>
          <munder>
            <mo stretchy="false">∑</mo>
            <mrow>
              <mi>j</mi>
              <mo stretchy="false">∈</mo>
              <mi>N</mi>
            </mrow>
          </munder>
          <msub>
            <mi>y</mi>
            <mi mathvariant="italic">ij</mi>
          </msub>
        </mrow>
        <mo stretchy="false">≤</mo>
        <msub>
          <mi>b</mi>
          <mi>i</mi>
        </msub>
      </mrow>
    </mrow>
    <annotation encoding="StarMath 5.0">forall i in N sum from{j in N} y_{ij} &lt;= b_i</annotation>
  </semantics>
</math>
</file>

<file path=Object 39/content.xml><?xml version="1.0" encoding="utf-8"?>
<math xmlns="http://www.w3.org/1998/Math/MathML" display="block">
  <semantics>
    <mrow>
      <mi>i</mi>
      <mo stretchy="false">=</mo>
      <mi>j</mi>
    </mrow>
    <annotation encoding="StarMath 5.0">i=j</annotation>
  </semantics>
</math>
</file>

<file path=Object 40/content.xml><?xml version="1.0" encoding="utf-8"?>
<math xmlns="http://www.w3.org/1998/Math/MathML" display="block">
  <semantics>
    <mrow>
      <mo stretchy="false">∀</mo>
      <mi>i</mi>
      <mi>,</mi>
      <mrow>
        <mi>j</mi>
        <mo stretchy="false">∈</mo>
        <mi>N</mi>
      </mrow>
      <mi>.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sup>
          <mi>δ</mi>
          <mrow>
            <mo stretchy="false">+</mo>
            <mspace width="0.5em"/>
          </mrow>
        </msup>
      </mrow>
      <mrow>
        <mo fence="true" stretchy="false">(</mo>
        <mrow>
          <mi>i</mi>
        </mrow>
        <mo fence="true" stretchy="false">)</mo>
      </mrow>
      <mo stretchy="false">⇒</mo>
      <mrow>
        <munder>
          <mo stretchy="false">∑</mo>
          <mrow>
            <mi>k</mi>
            <mo stretchy="false">∈</mo>
            <mi>K</mi>
          </mrow>
        </munder>
        <msub>
          <mi>n</mi>
          <mi>k</mi>
        </msub>
      </mrow>
      <msub>
        <mi>l</mi>
        <mi>k</mi>
      </msub>
      <mrow>
        <msubsup>
          <mi>x</mi>
          <mi>k</mi>
          <mi mathvariant="italic">ij</mi>
        </msubsup>
        <mo stretchy="false">≤</mo>
        <msub>
          <mi>L</mi>
          <mi>i</mi>
        </msub>
      </mrow>
      <msub>
        <mi>y</mi>
        <mi mathvariant="italic">ij</mi>
      </msub>
    </mrow>
    <annotation encoding="StarMath 5.0">forall i,j in N . (i, j) in δ^{+ ` }(i) drarrow sum from {k in K} n_{k}l_{k}x_{k}^{ij} &lt;= L_{i}y_{ij}</annotation>
  </semantics>
</math>
</file>

<file path=Object 41/content.xml><?xml version="1.0" encoding="utf-8"?>
<math xmlns="http://www.w3.org/1998/Math/MathML" display="block">
  <semantics>
    <mrow>
      <mo stretchy="false">∀</mo>
      <mi>i</mi>
      <mi>,</mi>
      <mrow>
        <mi>j</mi>
        <mo stretchy="false">∈</mo>
        <mi>N</mi>
      </mrow>
      <mi>.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A</mi>
      </mrow>
      <mo stretchy="false">⇒</mo>
      <mrow>
        <munder>
          <mo stretchy="false">∑</mo>
          <mrow>
            <mi>k</mi>
            <mo stretchy="false">∈</mo>
            <mi>K</mi>
          </mrow>
        </munder>
        <msub>
          <mi>n</mi>
          <mi>k</mi>
        </msub>
      </mrow>
      <msub>
        <mi>l</mi>
        <mi>k</mi>
      </msub>
      <mrow>
        <msubsup>
          <mi>x</mi>
          <mi>k</mi>
          <mi mathvariant="italic">ij</mi>
        </msubsup>
        <mo stretchy="false">≤</mo>
        <msub>
          <mi>L</mi>
          <mi>i</mi>
        </msub>
      </mrow>
      <msub>
        <mi>y</mi>
        <mi mathvariant="italic">ij</mi>
      </msub>
      <munder>
        <mo stretchy="false">⇔</mo>
        <mrow>
          <mi mathvariant="italic">escluso</mi>
          <mspace width="0.5em"/>
          <mrow>
            <mi>i</mi>
            <mo stretchy="false">=</mo>
            <mi>j</mi>
          </mrow>
        </mrow>
      </munder>
      <mo stretchy="false">∀</mo>
      <mi>i</mi>
      <mi>,</mi>
      <mrow>
        <mi>j</mi>
        <mo stretchy="false">∈</mo>
        <mi>N</mi>
      </mrow>
      <mrow>
        <munder>
          <mo stretchy="false">∑</mo>
          <mrow>
            <mi>k</mi>
            <mo stretchy="false">∈</mo>
            <mi>K</mi>
          </mrow>
        </munder>
        <msub>
          <mi>n</mi>
          <mi>k</mi>
        </msub>
      </mrow>
      <msub>
        <mi>l</mi>
        <mi>k</mi>
      </msub>
      <mrow>
        <msubsup>
          <mi>x</mi>
          <mi>k</mi>
          <mi mathvariant="italic">ij</mi>
        </msubsup>
        <mo stretchy="false">≤</mo>
        <msub>
          <mi>L</mi>
          <mi>i</mi>
        </msub>
      </mrow>
      <msub>
        <mi>y</mi>
        <mi mathvariant="italic">ij</mi>
      </msub>
    </mrow>
    <annotation encoding="StarMath 5.0">forall i,j in N . (i, j) in A drarrow sum from {k in K} n_{k}l_{k}x_{k}^{ij} &lt;= L_{i}y_{ij}   {dlrarrow} csub { escluso ` i=j }   forall i,j in N sum from {k in K} n_{k}l_{k}x_{k}^{ij} &lt;= L_{i}y_{ij}</annotation>
  </semantics>
</math>
</file>

<file path=Object 42/content.xml><?xml version="1.0" encoding="utf-8"?>
<math xmlns="http://www.w3.org/1998/Math/MathML" display="block">
  <semantics>
    <mrow>
      <mi>i</mi>
      <mo stretchy="false">=</mo>
      <mi>j</mi>
    </mrow>
    <annotation encoding="StarMath 5.0">i=j</annotation>
  </semantics>
</math>
</file>

<file path=Object 43/content.xml><?xml version="1.0" encoding="utf-8"?>
<math xmlns="http://www.w3.org/1998/Math/MathML" display="block">
  <semantics>
    <mrow>
      <mo stretchy="false">∀</mo>
      <mrow>
        <mi>k</mi>
        <mo stretchy="false">∈</mo>
        <mi>K</mi>
      </mrow>
      <mi>,</mi>
      <mrow>
        <mi>i</mi>
        <mo stretchy="false">∈</mo>
        <mi>N</mi>
      </mrow>
      <mrow>
        <munder>
          <mo stretchy="false">∑</mo>
          <mrow>
            <mi>j</mi>
            <mo stretchy="false">∈</mo>
            <mi>N</mi>
          </mrow>
        </munder>
        <msubsup>
          <mi>x</mi>
          <mi mathvariant="italic">ij</mi>
          <mi>k</mi>
        </msubsup>
      </mrow>
      <mi>−</mi>
      <mrow>
        <mrow>
          <munder>
            <mo stretchy="false">∑</mo>
            <mrow>
              <mi>j</mi>
              <mo stretchy="false">∈</mo>
              <mi>N</mi>
            </mrow>
          </munder>
          <msubsup>
            <mi>x</mi>
            <mi mathvariant="italic">ji</mi>
            <mi>k</mi>
          </msubsup>
        </mrow>
        <mo stretchy="false">=</mo>
        <mrow>
          <msubsup>
            <mi>o</mi>
            <mi>i</mi>
            <mi>k</mi>
          </msubsup>
          <mo stretchy="false">−</mo>
          <msubsup>
            <mi>d</mi>
            <mi>i</mi>
            <mi>k</mi>
          </msubsup>
        </mrow>
      </mrow>
    </mrow>
    <annotation encoding="StarMath 5.0">forall k in K, i in N  sum from{j in N} x^{k}_{ij} − sum from{j in N} x^{k}_{ji} =  o_{ i }^{ k } - d_{ i }^{ k }</annotation>
  </semantics>
</math>
</file>

<file path=Object 44/content.xml><?xml version="1.0" encoding="utf-8"?>
<math xmlns="http://www.w3.org/1998/Math/MathML" display="block">
  <semantics>
    <msubsup>
      <mi>o</mi>
      <mi>i</mi>
      <mi>k</mi>
    </msubsup>
    <annotation encoding="StarMath 5.0">o_{ i }^{ k }</annotation>
  </semantics>
</math>
</file>

<file path=Object 45/content.xml><?xml version="1.0" encoding="utf-8"?>
<math xmlns="http://www.w3.org/1998/Math/MathML" display="block">
  <semantics>
    <msubsup>
      <mi>d</mi>
      <mi>i</mi>
      <mi>k</mi>
    </msubsup>
    <annotation encoding="StarMath 5.0">d_{ i }^{ k }</annotation>
  </semantics>
</math>
</file>

<file path=Object 46/content.xml><?xml version="1.0" encoding="utf-8"?>
<math xmlns="http://www.w3.org/1998/Math/MathML" display="block">
  <semantics>
    <mn>1</mn>
    <annotation encoding="StarMath 5.0">1</annotation>
  </semantics>
</math>
</file>

<file path=Object 47/content.xml><?xml version="1.0" encoding="utf-8"?>
<math xmlns="http://www.w3.org/1998/Math/MathML" display="block">
  <semantics>
    <mn>0</mn>
    <annotation encoding="StarMath 5.0">0</annotation>
  </semantics>
</math>
</file>

<file path=Object 48/content.xml><?xml version="1.0" encoding="utf-8"?>
<math xmlns="http://www.w3.org/1998/Math/MathML" display="block">
  <semantics>
    <mrow>
      <msub>
        <mi>d</mi>
        <mi>k</mi>
      </msub>
      <mo stretchy="false">=</mo>
      <msub>
        <mi>o</mi>
        <mi>k</mi>
      </msub>
    </mrow>
    <annotation encoding="StarMath 5.0">d_k = o_k</annotation>
  </semantics>
</math>
</file>

<file path=Object 49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A</mi>
      </mrow>
      <mi>.</mi>
      <mrow>
        <msub>
          <mi>y</mi>
          <mi mathvariant="italic">ij</mi>
        </msub>
        <mo stretchy="false">∈</mo>
        <mrow>
          <mi mathvariant="normal">ℕ</mi>
          <mo stretchy="false">∧</mo>
          <mo stretchy="false">∀</mo>
        </mrow>
      </mrow>
      <mrow>
        <mi>k</mi>
        <mo stretchy="false">∈</mo>
        <mi>K</mi>
      </mrow>
      <mrow>
        <msubsup>
          <mi>x</mi>
          <mi mathvariant="italic">ij</mi>
          <mi>k</mi>
        </msubsup>
        <mo stretchy="false">∈</mo>
        <mrow>
          <mo fence="true" stretchy="false">{</mo>
          <mrow>
            <mrow>
              <mn>0</mn>
              <mi>,</mi>
              <mn>1</mn>
            </mrow>
          </mrow>
          <mo fence="true" stretchy="false">}</mo>
        </mrow>
      </mrow>
    </mrow>
    <annotation encoding="StarMath 5.0">forall (i,j) in A. y_{ij} in setN and forall k in K x^{k}_{ij} in lbrace 0, 1 rbrace </annotation>
  </semantics>
</math>
</file>

<file path=Object 50/content.xml><?xml version="1.0" encoding="utf-8"?>
<math xmlns="http://www.w3.org/1998/Math/MathML" display="block">
  <semantics>
    <mi>i</mi>
    <annotation encoding="StarMath 5.0">i</annotation>
  </semantics>
</math>
</file>

<file path=Object 51/content.xml><?xml version="1.0" encoding="utf-8"?>
<math xmlns="http://www.w3.org/1998/Math/MathML" display="block">
  <semantics>
    <mrow>
      <mi mathvariant="italic">min</mi>
      <mrow>
        <munder>
          <mo stretchy="false">∑</mo>
          <mrow>
            <mi>k</mi>
            <mo stretchy="false">∈</mo>
            <mi>K</mi>
          </mrow>
        </munder>
        <mrow>
          <munder>
            <mo stretchy="false">∑</mo>
            <mrow>
              <mi>z</mi>
              <mo stretchy="false">∈</mo>
              <mi>N</mi>
            </mrow>
          </munder>
          <mrow>
            <munder>
              <mo stretchy="false">∑</mo>
              <mrow>
                <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o stretchy="false">∈</mo>
                  <msup>
                    <mi>δ</mi>
                    <mrow>
                      <mo stretchy="false">+</mo>
                      <mspace width="0.5em"/>
                    </mrow>
                  </msup>
                </mrow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under>
            <msub>
              <mi>n</mi>
              <mi>k</mi>
            </msub>
          </mrow>
        </mrow>
      </mrow>
      <mrow>
        <msubsup>
          <mi mathvariant="italic">cx</mi>
          <mi mathvariant="italic">ij</mi>
          <mi>k</mi>
        </msubsup>
        <mo stretchy="false">+</mo>
        <mrow>
          <munder>
            <mo stretchy="false">∑</mo>
            <mrow>
              <mi>k</mi>
              <mo stretchy="false">∈</mo>
              <mi>K</mi>
            </mrow>
          </munder>
          <mrow>
            <munder>
              <mo stretchy="false">∑</mo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i>A</mi>
              </mrow>
            </munder>
            <msub>
              <mi>n</mi>
              <mi>k</mi>
            </msub>
          </mrow>
        </mrow>
      </mrow>
      <msub>
        <mi mathvariant="italic">tm</mi>
        <mi mathvariant="italic">ij</mi>
      </msub>
      <msubsup>
        <mi>x</mi>
        <mi mathvariant="italic">ij</mi>
        <mi>k</mi>
      </msubsup>
    </mrow>
    <annotation encoding="StarMath 5.0">min sum from{k in K} sum from{z in N} sum from{(i,j) in δ^{+ ` }(z)} n_{k}cx^{k}_{ij} + sum from{k in K} sum from{(i,j) in A} n_{k}tm_{ij}x^{k}_{ij}</annotation>
  </semantics>
</math>
</file>

<file path=Object 52/content.xml><?xml version="1.0" encoding="utf-8"?>
<math xmlns="http://www.w3.org/1998/Math/MathML" display="block">
  <semantics>
    <mrow>
      <mi mathvariant="italic">min</mi>
      <mrow>
        <munder>
          <mo stretchy="false">∑</mo>
          <mrow>
            <mi>k</mi>
            <mo stretchy="false">∈</mo>
            <mi>K</mi>
          </mrow>
        </munder>
        <mrow>
          <munder>
            <mo stretchy="false">∑</mo>
            <mrow>
              <mi>i</mi>
              <mo stretchy="false">∈</mo>
              <mi>N</mi>
            </mrow>
          </munder>
          <mrow>
            <munder>
              <mo stretchy="false">∑</mo>
              <mrow>
                <mi>j</mi>
                <mo stretchy="false">∈</mo>
                <mi>N</mi>
              </mrow>
            </munder>
            <msub>
              <mi>n</mi>
              <mi>k</mi>
            </msub>
          </mrow>
        </mrow>
      </mrow>
      <mrow>
        <msubsup>
          <mi mathvariant="italic">cx</mi>
          <mi mathvariant="italic">ij</mi>
          <mi>k</mi>
        </msubsup>
        <mo stretchy="false">+</mo>
        <mrow>
          <munder>
            <mo stretchy="false">∑</mo>
            <mrow>
              <mi>k</mi>
              <mo stretchy="false">∈</mo>
              <mi>K</mi>
            </mrow>
          </munder>
          <mrow>
            <munder>
              <mo stretchy="false">∑</mo>
              <mrow>
                <mi>i</mi>
                <mo stretchy="false">∈</mo>
                <mi>N</mi>
              </mrow>
            </munder>
            <mrow>
              <munder>
                <mo stretchy="false">∑</mo>
                <mrow>
                  <mi>j</mi>
                  <mo stretchy="false">∈</mo>
                  <mi>N</mi>
                </mrow>
              </munder>
              <msub>
                <mi>n</mi>
                <mi>k</mi>
              </msub>
            </mrow>
          </mrow>
        </mrow>
      </mrow>
      <msub>
        <mi mathvariant="italic">tm</mi>
        <mi mathvariant="italic">ij</mi>
      </msub>
      <mrow>
        <msubsup>
          <mi>x</mi>
          <mi mathvariant="italic">ij</mi>
          <mi>k</mi>
        </msubsup>
        <mo stretchy="false">=</mo>
        <mi mathvariant="italic">min</mi>
      </mrow>
      <mrow>
        <munder>
          <mo stretchy="false">∑</mo>
          <mrow>
            <mi>k</mi>
            <mo stretchy="false">∈</mo>
            <mi>K</mi>
          </mrow>
        </munder>
        <mrow>
          <munder>
            <mo stretchy="false">∑</mo>
            <mrow>
              <mi>i</mi>
              <mo stretchy="false">∈</mo>
              <mi>N</mi>
            </mrow>
          </munder>
          <mrow>
            <munder>
              <mo stretchy="false">∑</mo>
              <mrow>
                <mi>j</mi>
                <mo stretchy="false">∈</mo>
                <mi>N</mi>
              </mrow>
            </munder>
            <msub>
              <mi>n</mi>
              <mi>k</mi>
            </msub>
          </mrow>
        </mrow>
      </mrow>
      <mrow>
        <msubsup>
          <mi mathvariant="italic">cx</mi>
          <mi mathvariant="italic">ij</mi>
          <mi>k</mi>
        </msubsup>
        <mo stretchy="false">+</mo>
        <msub>
          <mi>n</mi>
          <mi>k</mi>
        </msub>
      </mrow>
      <msub>
        <mi mathvariant="italic">tm</mi>
        <mi mathvariant="italic">ij</mi>
      </msub>
      <msubsup>
        <mi>x</mi>
        <mi mathvariant="italic">ij</mi>
        <mi>k</mi>
      </msubsup>
    </mrow>
    <annotation encoding="StarMath 5.0">min sum from{k in K} sum from{i in N} sum from{j in N} n_{k}cx^{k}_{ij} + sum from{k in K} sum from{i in N} sum from{j in N} n_{k}tm_{ij}x^{k}_{ij} = min sum from{k in K} sum from{i in N} sum from{j in N} n_{k}cx^{k}_{ij} + n_{k}tm_{ij}x^{k}_{ij}</annotation>
  </semantics>
</math>
</file>

<file path=Object 54/content.xml><?xml version="1.0" encoding="utf-8"?>
<math xmlns="http://www.w3.org/1998/Math/MathML" display="block">
  <semantics>
    <mrow>
      <msub>
        <mi>d</mi>
        <mi>k</mi>
      </msub>
      <mo stretchy="false">=</mo>
      <msub>
        <mi>o</mi>
        <mi>k</mi>
      </msub>
    </mrow>
    <annotation encoding="StarMath 5.0">d_k = o_k</annotation>
  </semantics>
</math>
</file>

<file path=Object 55/content.xml><?xml version="1.0" encoding="utf-8"?>
<math xmlns="http://www.w3.org/1998/Math/MathML" display="block">
  <semantics>
    <mrow>
      <mi>i</mi>
      <mo stretchy="false">=</mo>
      <mi>j</mi>
    </mrow>
    <annotation encoding="StarMath 5.0">i=j</annotation>
  </semantics>
</math>
</file>

<file path=Object 56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(i,j)</annotation>
  </semantics>
</math>
</file>

<file path=Object 57/content.xml><?xml version="1.0" encoding="utf-8"?>
<math xmlns="http://www.w3.org/1998/Math/MathML" display="block">
  <semantics>
    <msubsup>
      <mi>x</mi>
      <mi mathvariant="italic">ij</mi>
      <mi>k</mi>
    </msubsup>
    <annotation encoding="StarMath 5.0">x^{k}_{ij}</annotation>
  </semantics>
</math>
</file>

<file path=Object 58/content.xml><?xml version="1.0" encoding="utf-8"?>
<math xmlns="http://www.w3.org/1998/Math/MathML" display="block">
  <semantics>
    <mn>1</mn>
    <annotation encoding="StarMath 5.0">1</annotation>
  </semantics>
</math>
</file>

<file path=Object 59/content.xml><?xml version="1.0" encoding="utf-8"?>
<math xmlns="http://www.w3.org/1998/Math/MathML" display="block">
  <semantics>
    <mn>0</mn>
    <annotation encoding="StarMath 5.0">0</annotation>
  </semantics>
</math>
</file>

<file path=Object 60/content.xml><?xml version="1.0" encoding="utf-8"?>
<math xmlns="http://www.w3.org/1998/Math/MathML" display="block">
  <semantics>
    <msub>
      <mi>x</mi>
      <mi mathvariant="italic">ij</mi>
    </msub>
    <annotation encoding="StarMath 5.0">x_{ij}</annotation>
  </semantics>
</math>
</file>

<file path=Object 61/content.xml><?xml version="1.0" encoding="utf-8"?>
<math xmlns="http://www.w3.org/1998/Math/MathML" display="block">
  <semantics>
    <mrow>
      <mo stretchy="false">∀</mo>
      <mrow>
        <mi>i</mi>
        <mo stretchy="false">∈</mo>
        <mi>N</mi>
      </mrow>
      <mi>.</mi>
      <mrow>
        <msub>
          <mi>y</mi>
          <mi mathvariant="italic">ii</mi>
        </msub>
        <mo stretchy="false">=</mo>
        <mn>0</mn>
      </mrow>
    </mrow>
    <annotation encoding="StarMath 5.0">forall i in N. y_{ii} = 0</annotation>
  </semantics>
</math>
</file>

<file path=Object 67/content.xml><?xml version="1.0" encoding="utf-8"?>
<math xmlns="http://www.w3.org/1998/Math/MathML" display="block">
  <semantics>
    <mn>0</mn>
    <annotation encoding="StarMath 5.0">0</annotation>
  </semantics>
</math>
</file>

<file path=Object 72/content.xml><?xml version="1.0" encoding="utf-8"?>
<math xmlns="http://www.w3.org/1998/Math/MathML" display="block">
  <semantics>
    <mn>0</mn>
    <annotation encoding="StarMath 5.0">0</annotation>
  </semantics>
</math>
</file>

<file path=Object 73/content.xml><?xml version="1.0" encoding="utf-8"?>
<math xmlns="http://www.w3.org/1998/Math/MathML" display="block">
  <semantics>
    <mn>1</mn>
    <annotation encoding="StarMath 5.0">1</annotation>
  </semantics>
</math>
</file>

<file path=Object 74/content.xml><?xml version="1.0" encoding="utf-8"?>
<math xmlns="http://www.w3.org/1998/Math/MathML" display="block">
  <semantics>
    <mn>900</mn>
    <annotation encoding="StarMath 5.0">900</annotation>
  </semantics>
</math>
</file>

<file path=Object 75/content.xml><?xml version="1.0" encoding="utf-8"?>
<math xmlns="http://www.w3.org/1998/Math/MathML" display="block">
  <semantics>
    <mrow>
      <mrow>
        <mn>18</mn>
        <mo stretchy="false">×</mo>
        <mn>50</mn>
      </mrow>
      <mo stretchy="false">=</mo>
      <mn>900</mn>
    </mrow>
    <annotation encoding="StarMath 5.0">18 times 50 = 900</annotation>
  </semantics>
</math>
</file>

<file path=Object 76/content.xml><?xml version="1.0" encoding="utf-8"?>
<math xmlns="http://www.w3.org/1998/Math/MathML" display="block">
  <semantics>
    <mrow>
      <mrow>
        <mn>900</mn>
        <mo stretchy="false">+</mo>
        <mrow>
          <mn>475.06</mn>
          <mo stretchy="false">×</mo>
          <mn>18</mn>
        </mrow>
      </mrow>
      <mo stretchy="false">=</mo>
      <mn>9451.08</mn>
    </mrow>
    <annotation encoding="StarMath 5.0">900 + 475.06 times 18 = 9451.08</annotation>
  </semantics>
</math>
</file>

<file path=Object 77/content.xml><?xml version="1.0" encoding="utf-8"?>
<math xmlns="http://www.w3.org/1998/Math/MathML" display="block">
  <semantics>
    <mn>0</mn>
    <annotation encoding="StarMath 5.0">0</annotation>
  </semantics>
</math>
</file>

<file path=Object 78/content.xml><?xml version="1.0" encoding="utf-8"?>
<math xmlns="http://www.w3.org/1998/Math/MathML" display="block">
  <semantics>
    <mn>0</mn>
    <annotation encoding="StarMath 5.0">0</annotation>
  </semantics>
</math>
</file>

<file path=Object 79/content.xml><?xml version="1.0" encoding="utf-8"?>
<math xmlns="http://www.w3.org/1998/Math/MathML" display="block">
  <semantics>
    <mn>0</mn>
    <annotation encoding="StarMath 5.0">0</annotation>
  </semantics>
</math>
</file>

<file path=Object 80/content.xml><?xml version="1.0" encoding="utf-8"?>
<math xmlns="http://www.w3.org/1998/Math/MathML" display="block">
  <semantics>
    <mn>0</mn>
    <annotation encoding="StarMath 5.0">0</annotation>
  </semantics>
</math>
</file>

<file path=Object 81/content.xml><?xml version="1.0" encoding="utf-8"?>
<math xmlns="http://www.w3.org/1998/Math/MathML" display="block">
  <semantics>
    <mn>0</mn>
    <annotation encoding="StarMath 5.0">0</annotation>
  </semantics>
</math>
</file>

<file path=Object 82/content.xml><?xml version="1.0" encoding="utf-8"?>
<math xmlns="http://www.w3.org/1998/Math/MathML" display="block">
  <semantics>
    <mn>0</mn>
    <annotation encoding="StarMath 5.0">0</annotation>
  </semantics>
</math>
</file>

<file path=Object 83/content.xml><?xml version="1.0" encoding="utf-8"?>
<math xmlns="http://www.w3.org/1998/Math/MathML" display="block">
  <semantics>
    <mtable>
      <mtr>
        <mtd>
          <mrow>
            <msub>
              <mi>n</mi>
              <mn>1</mn>
            </msub>
            <mrow>
              <msubsup>
                <mi mathvariant="italic">cx</mi>
                <mi mathvariant="italic">BC</mi>
                <mn>1</mn>
              </msubsup>
              <mo stretchy="false">+</mo>
              <msub>
                <mi>n</mi>
                <mn>2</mn>
              </msub>
            </mrow>
            <mrow>
              <msubsup>
                <mi mathvariant="italic">cx</mi>
                <mi mathvariant="italic">BA</mi>
                <mn>2</mn>
              </msubsup>
              <mo stretchy="false">+</mo>
              <msub>
                <mi>n</mi>
                <mn>3</mn>
              </msub>
            </mrow>
            <mrow>
              <msubsup>
                <mi mathvariant="italic">cx</mi>
                <mi mathvariant="italic">DB</mi>
                <mn>3</mn>
              </msubsup>
              <mo stretchy="false">+</mo>
              <msub>
                <mi>n</mi>
                <mn>4</mn>
              </msub>
            </mrow>
            <mrow>
              <msubsup>
                <mi mathvariant="italic">cx</mi>
                <mi mathvariant="italic">DA</mi>
                <mn>4</mn>
              </msubsup>
              <mo stretchy="false">+</mo>
              <msub>
                <mi>n</mi>
                <mn>5</mn>
              </msub>
            </mrow>
            <mrow>
              <msubsup>
                <mi mathvariant="italic">cx</mi>
                <mi mathvariant="italic">AC</mi>
                <mn>5</mn>
              </msubsup>
              <mo stretchy="false">+</mo>
              <msub>
                <mi>n</mi>
                <mn>6</mn>
              </msub>
            </mrow>
            <mrow>
              <msubsup>
                <mi mathvariant="italic">cx</mi>
                <mi mathvariant="italic">AB</mi>
                <mn>6</mn>
              </msubsup>
              <mo stretchy="false">+</mo>
              <msub>
                <mi>n</mi>
                <mn>7</mn>
              </msub>
            </mrow>
            <mrow>
              <msubsup>
                <mi mathvariant="italic">cx</mi>
                <mi mathvariant="italic">AD</mi>
                <mn>7</mn>
              </msubsup>
              <mo stretchy="false">+</mo>
              <msub>
                <mi>n</mi>
                <mn>8</mn>
              </msub>
            </mrow>
            <mrow>
              <msubsup>
                <mi mathvariant="italic">cx</mi>
                <mi mathvariant="italic">CA</mi>
                <mn>8</mn>
              </msubsup>
              <mo stretchy="false">+</mo>
              <msub>
                <mi>n</mi>
                <mn>9</mn>
              </msub>
            </mrow>
            <mrow>
              <msubsup>
                <mi mathvariant="italic">cx</mi>
                <mi mathvariant="italic">CB</mi>
                <mn>9</mn>
              </msubsup>
              <mo stretchy="false">+</mo>
              <mspace/>
            </mrow>
          </mrow>
        </mtd>
      </mtr>
      <mtr>
        <mtd>
          <mrow>
            <mrow>
              <mo stretchy="false">+</mo>
              <msub>
                <mi>n</mi>
                <mn>1</mn>
              </msub>
            </mrow>
            <msub>
              <mi mathvariant="italic">tm</mi>
              <mi mathvariant="italic">BC</mi>
            </msub>
            <mrow>
              <msubsup>
                <mi>x</mi>
                <mi mathvariant="italic">BC</mi>
                <mn>1</mn>
              </msubsup>
              <mo stretchy="false">+</mo>
              <msub>
                <mi>n</mi>
                <mn>2</mn>
              </msub>
            </mrow>
            <msub>
              <mi mathvariant="italic">tm</mi>
              <mi mathvariant="italic">BA</mi>
            </msub>
            <mrow>
              <msubsup>
                <mi>x</mi>
                <mi mathvariant="italic">BA</mi>
                <mn>2</mn>
              </msubsup>
              <mo stretchy="false">+</mo>
              <msub>
                <mi>n</mi>
                <mn>3</mn>
              </msub>
            </mrow>
            <msub>
              <mi mathvariant="italic">tm</mi>
              <mi mathvariant="italic">DB</mi>
            </msub>
            <mrow>
              <msubsup>
                <mi>x</mi>
                <mi mathvariant="italic">DB</mi>
                <mn>3</mn>
              </msubsup>
              <mo stretchy="false">+</mo>
              <msub>
                <mi>n</mi>
                <mn>4</mn>
              </msub>
            </mrow>
            <msub>
              <mi mathvariant="italic">tm</mi>
              <mi mathvariant="italic">DA</mi>
            </msub>
            <mrow>
              <msubsup>
                <mi>x</mi>
                <mi mathvariant="italic">DA</mi>
                <mn>4</mn>
              </msubsup>
              <mo stretchy="false">+</mo>
              <msub>
                <mi>n</mi>
                <mn>5</mn>
              </msub>
            </mrow>
            <msub>
              <mi mathvariant="italic">tm</mi>
              <mi mathvariant="italic">AC</mi>
            </msub>
            <mrow>
              <msubsup>
                <mi>x</mi>
                <mi mathvariant="italic">AC</mi>
                <mn>5</mn>
              </msubsup>
              <mo stretchy="false">+</mo>
              <msub>
                <mi>n</mi>
                <mn>6</mn>
              </msub>
            </mrow>
            <msub>
              <mi mathvariant="italic">tm</mi>
              <mi mathvariant="italic">AB</mi>
            </msub>
            <mrow>
              <msubsup>
                <mi>x</mi>
                <mi mathvariant="italic">AB</mi>
                <mn>6</mn>
              </msubsup>
              <mo stretchy="false">+</mo>
              <msub>
                <mi>n</mi>
                <mn>7</mn>
              </msub>
            </mrow>
            <msub>
              <mi mathvariant="italic">tm</mi>
              <mi mathvariant="italic">AD</mi>
            </msub>
            <mrow>
              <msubsup>
                <mi>x</mi>
                <mi mathvariant="italic">AD</mi>
                <mn>7</mn>
              </msubsup>
              <mo stretchy="false">+</mo>
              <msub>
                <mi>n</mi>
                <mn>8</mn>
              </msub>
            </mrow>
            <msub>
              <mi mathvariant="italic">tm</mi>
              <mi mathvariant="italic">CA</mi>
            </msub>
            <mrow>
              <msubsup>
                <mi>x</mi>
                <mi mathvariant="italic">CA</mi>
                <mn>8</mn>
              </msubsup>
              <mo stretchy="false">+</mo>
              <msub>
                <mi>n</mi>
                <mn>9</mn>
              </msub>
            </mrow>
            <msub>
              <mi mathvariant="italic">tm</mi>
              <mi mathvariant="italic">CB</mi>
            </msub>
            <msubsup>
              <mi>x</mi>
              <mi mathvariant="italic">CB</mi>
              <mn>9</mn>
            </msubsup>
            <mspace/>
          </mrow>
        </mtd>
      </mtr>
      <mtr>
        <mtd>
          <mrow>
            <mspace width="2em"/>
            <mo stretchy="false">=</mo>
            <mrow>
              <mn>900</mn>
              <mo stretchy="false">+</mo>
              <mn>1450</mn>
              <mo stretchy="false">+</mo>
              <mn>1500</mn>
              <mo stretchy="false">+</mo>
              <mn>1050</mn>
              <mo stretchy="false">+</mo>
              <mn>700</mn>
              <mo stretchy="false">+</mo>
              <mn>1400</mn>
              <mo stretchy="false">+</mo>
              <mn>500</mn>
              <mo stretchy="false">+</mo>
              <mn>1050</mn>
              <mo stretchy="false">+</mo>
              <mn>550</mn>
              <mo stretchy="false">+</mo>
              <mspace/>
            </mrow>
          </mrow>
        </mtd>
      </mtr>
      <mtr>
        <mtd>
          <mrow>
            <mrow>
              <mrow>
                <mo stretchy="false">+</mo>
                <mn>13441.1</mn>
              </mrow>
              <mo stretchy="false">+</mo>
              <mn>13776.7</mn>
              <mo stretchy="false">+</mo>
              <mn>33194.4</mn>
              <mo stretchy="false">+</mo>
              <mn>13422.4</mn>
              <mo stretchy="false">+</mo>
              <mn>9540.7</mn>
              <mo stretchy="false">+</mo>
              <mn>13301.7</mn>
              <mo stretchy="false">+</mo>
              <mn>6391.6</mn>
              <mo stretchy="false">+</mo>
              <mn>14270.8</mn>
              <mo stretchy="false">+</mo>
              <mn>8214.03</mn>
            </mrow>
            <mspace/>
          </mrow>
        </mtd>
      </mtr>
      <mtr>
        <mtd>
          <mrow>
            <mspace width="2em"/>
            <mo stretchy="false">=</mo>
            <mn>134653.43</mn>
          </mrow>
        </mtd>
      </mtr>
    </mtable>
    <annotation encoding="StarMath 5.0">n_{1}cx^{1}_{BC} + n_{2}cx^{2}_{BA} + n_{3}cx^{3}_{DB} + n_{4}cx^{4}_{DA} + n_{5}cx^{5}_{AC} + n_{6}cx^{6}_{AB} + n_{7}cx^{7}_{AD} + n_{8}cx^{8}_{CA} + n_{9}cx^{9}_{CB} + ~ newline
+ n_{1}tm_{BC}x^{1}_{BC} + n_{2}tm_{BA}x^{2}_{BA} + n_{3}tm_{DB}x^{3}_{DB} + n_{4}tm_{DA}x^{4}_{DA} + n_{5}tm_{AC}x^{5}_{AC} + n_{6}tm_{AB}x^{6}_{AB} + n_{7}tm_{AD}x^{7}_{AD} + n_{8}tm_{CA}x^{8}_{CA} + n_{9}tm_{CB}x^{9}_{CB} ~ newline
~= 900 + 1450 + 1500 + 1050 + 700 + 1400 + 500 + 1050 + 550 + ~ newline
+ 13441.1 + 13776.7 + 33194.4 + 13422.4 + 9540.7 + 13301.7 + 6391.6 + 14270.8 + 8214.03 ~ newline
~ = 134653.43</annotation>
  </semantics>
</math>
</file>